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(RAND()*200)-100" office:value-type="float" office:value="-65.6691601559355" calcext:value-type="float">
            <text:p>-65.6691601559355</text:p>
          </table:table-cell>
          <table:table-cell table:formula="of:=[.A1]*[.A1]" office:value-type="float" office:value="4312.4385955859" calcext:value-type="float">
            <text:p>4312.4385955859</text:p>
          </table:table-cell>
          <table:table-cell table:formula="of:=[.B1]*[.A1]" office:value-type="float" office:value="-283194.220796168" calcext:value-type="float">
            <text:p>-283194.220796168</text:p>
          </table:table-cell>
          <table:table-cell table:formula="of:=[.C1]*[.A1]" office:value-type="float" office:value="18597126.6406989" calcext:value-type="float">
            <text:p>18597126.6406989</text:p>
          </table:table-cell>
          <table:table-cell table:formula="of:=-4.3*[.A1]+1.2*[.B1]-0.3*[.C1]+10*[.D1]+12345" office:value-type="float" office:value="186074026.976931" calcext:value-type="float">
            <text:p>186074026.976931</text:p>
          </table:table-cell>
        </table:table-row>
        <table:table-row table:style-name="ro1">
          <table:table-cell table:formula="of:=(RAND()*200)-100" office:value-type="float" office:value="19.489341039364" calcext:value-type="float">
            <text:p>19.489341039364</text:p>
          </table:table-cell>
          <table:table-cell table:formula="of:=[.A2]*[.A2]" office:value-type="float" office:value="379.834414148638" calcext:value-type="float">
            <text:p>379.834414148638</text:p>
          </table:table-cell>
          <table:table-cell table:formula="of:=[.B2]*[.A2]" office:value-type="float" office:value="7402.72243582982" calcext:value-type="float">
            <text:p>7402.72243582982</text:p>
          </table:table-cell>
          <table:table-cell table:formula="of:=[.C2]*[.A2]" office:value-type="float" office:value="144274.182171639" calcext:value-type="float">
            <text:p>144274.182171639</text:p>
          </table:table-cell>
          <table:table-cell table:formula="of:=-4.3*[.A2]+1.2*[.B2]-0.3*[.C2]+10*[.D2]+12345" office:value-type="float" office:value="1453238.00211615" calcext:value-type="float">
            <text:p>1453238.00211615</text:p>
          </table:table-cell>
        </table:table-row>
        <table:table-row table:style-name="ro1">
          <table:table-cell table:formula="of:=(RAND()*200)-100" office:value-type="float" office:value="13.8233221683" calcext:value-type="float">
            <text:p>13.8233221683</text:p>
          </table:table-cell>
          <table:table-cell table:formula="of:=[.A3]*[.A3]" office:value-type="float" office:value="191.084235768614" calcext:value-type="float">
            <text:p>191.084235768614</text:p>
          </table:table-cell>
          <table:table-cell table:formula="of:=[.B3]*[.A3]" office:value-type="float" office:value="2641.41895231295" calcext:value-type="float">
            <text:p>2641.41895231295</text:p>
          </table:table-cell>
          <table:table-cell table:formula="of:=[.C3]*[.A3]" office:value-type="float" office:value="36513.1851592753" calcext:value-type="float">
            <text:p>36513.1851592753</text:p>
          </table:table-cell>
          <table:table-cell table:formula="of:=-4.3*[.A3]+1.2*[.B3]-0.3*[.C3]+10*[.D3]+12345" office:value-type="float" office:value="376854.286704658" calcext:value-type="float">
            <text:p>376854.286704658</text:p>
          </table:table-cell>
        </table:table-row>
        <table:table-row table:style-name="ro1">
          <table:table-cell table:formula="of:=(RAND()*200)-100" office:value-type="float" office:value="23.0021522635581" calcext:value-type="float">
            <text:p>23.0021522635581</text:p>
          </table:table-cell>
          <table:table-cell table:formula="of:=[.A4]*[.A4]" office:value-type="float" office:value="529.099008755909" calcext:value-type="float">
            <text:p>529.099008755909</text:p>
          </table:table-cell>
          <table:table-cell table:formula="of:=[.B4]*[.A4]" office:value-type="float" office:value="12170.4159619011" calcext:value-type="float">
            <text:p>12170.4159619011</text:p>
          </table:table-cell>
          <table:table-cell table:formula="of:=[.C4]*[.A4]" office:value-type="float" office:value="279945.761066486" calcext:value-type="float">
            <text:p>279945.761066486</text:p>
          </table:table-cell>
          <table:table-cell table:formula="of:=-4.3*[.A4]+1.2*[.B4]-0.3*[.C4]+10*[.D4]+12345" office:value-type="float" office:value="2808687.49543206" calcext:value-type="float">
            <text:p>2808687.49543206</text:p>
          </table:table-cell>
        </table:table-row>
        <table:table-row table:style-name="ro1">
          <table:table-cell table:formula="of:=(RAND()*200)-100" office:value-type="float" office:value="51.0175231325932" calcext:value-type="float">
            <text:p>51.0175231325932</text:p>
          </table:table-cell>
          <table:table-cell table:formula="of:=[.A5]*[.A5]" office:value-type="float" office:value="2602.78766658468" calcext:value-type="float">
            <text:p>2602.78766658468</text:p>
          </table:table-cell>
          <table:table-cell table:formula="of:=[.B5]*[.A5]" office:value-type="float" office:value="132787.779989213" calcext:value-type="float">
            <text:p>132787.779989213</text:p>
          </table:table-cell>
          <table:table-cell table:formula="of:=[.C5]*[.A5]" office:value-type="float" office:value="6774503.63732535" calcext:value-type="float">
            <text:p>6774503.63732535</text:p>
          </table:table-cell>
          <table:table-cell table:formula="of:=-4.3*[.A5]+1.2*[.B5]-0.3*[.C5]+10*[.D5]+12345" office:value-type="float" office:value="67720449.0091071" calcext:value-type="float">
            <text:p>67720449.0091071</text:p>
          </table:table-cell>
        </table:table-row>
        <table:table-row table:style-name="ro1">
          <table:table-cell table:formula="of:=(RAND()*200)-100" office:value-type="float" office:value="59.7880675009213" calcext:value-type="float">
            <text:p>59.7880675009213</text:p>
          </table:table-cell>
          <table:table-cell table:formula="of:=[.A6]*[.A6]" office:value-type="float" office:value="3574.61301549472" calcext:value-type="float">
            <text:p>3574.61301549472</text:p>
          </table:table-cell>
          <table:table-cell table:formula="of:=[.B6]*[.A6]" office:value-type="float" office:value="213719.20426007" calcext:value-type="float">
            <text:p>213719.20426007</text:p>
          </table:table-cell>
          <table:table-cell table:formula="of:=[.C6]*[.A6]" office:value-type="float" office:value="12777858.2105442" calcext:value-type="float">
            <text:p>12777858.2105442</text:p>
          </table:table-cell>
          <table:table-cell table:formula="of:=-4.3*[.A6]+1.2*[.B6]-0.3*[.C6]+10*[.D6]+12345" office:value-type="float" office:value="127730843.791093" calcext:value-type="float">
            <text:p>127730843.791093</text:p>
          </table:table-cell>
        </table:table-row>
        <table:table-row table:style-name="ro1">
          <table:table-cell table:formula="of:=(RAND()*200)-100" office:value-type="float" office:value="-32.0469861739566" calcext:value-type="float">
            <text:p>-32.0469861739566</text:p>
          </table:table-cell>
          <table:table-cell table:formula="of:=[.A7]*[.A7]" office:value-type="float" office:value="1027.00932283376" calcext:value-type="float">
            <text:p>1027.00932283376</text:p>
          </table:table-cell>
          <table:table-cell table:formula="of:=[.B7]*[.A7]" office:value-type="float" office:value="-32912.5535693781" calcext:value-type="float">
            <text:p>-32912.5535693781</text:p>
          </table:table-cell>
          <table:table-cell table:formula="of:=[.C7]*[.A7]" office:value-type="float" office:value="1054748.14918747" calcext:value-type="float">
            <text:p>1054748.14918747</text:p>
          </table:table-cell>
          <table:table-cell table:formula="of:=-4.3*[.A7]+1.2*[.B7]-0.3*[.C7]+10*[.D7]+12345" office:value-type="float" office:value="10571070.4711734" calcext:value-type="float">
            <text:p>10571070.4711734</text:p>
          </table:table-cell>
        </table:table-row>
        <table:table-row table:style-name="ro1">
          <table:table-cell table:formula="of:=(RAND()*200)-100" office:value-type="float" office:value="42.7507518895194" calcext:value-type="float">
            <text:p>42.7507518895194</text:p>
          </table:table-cell>
          <table:table-cell table:formula="of:=[.A8]*[.A8]" office:value-type="float" office:value="1827.62678711925" calcext:value-type="float">
            <text:p>1827.62678711925</text:p>
          </table:table-cell>
          <table:table-cell table:formula="of:=[.B8]*[.A8]" office:value-type="float" office:value="78132.4193227744" calcext:value-type="float">
            <text:p>78132.4193227744</text:p>
          </table:table-cell>
          <table:table-cell table:formula="of:=[.C8]*[.A8]" office:value-type="float" office:value="3340219.67299582" calcext:value-type="float">
            <text:p>3340219.67299582</text:p>
          </table:table-cell>
          <table:table-cell table:formula="of:=-4.3*[.A8]+1.2*[.B8]-0.3*[.C8]+10*[.D8]+12345" office:value-type="float" office:value="33393111.3280728" calcext:value-type="float">
            <text:p>33393111.3280728</text:p>
          </table:table-cell>
        </table:table-row>
        <table:table-row table:style-name="ro1">
          <table:table-cell table:formula="of:=(RAND()*200)-100" office:value-type="float" office:value="-14.3647957509546" calcext:value-type="float">
            <text:p>-14.3647957509546</text:p>
          </table:table-cell>
          <table:table-cell table:formula="of:=[.A9]*[.A9]" office:value-type="float" office:value="206.347356966643" calcext:value-type="float">
            <text:p>206.347356966643</text:p>
          </table:table-cell>
          <table:table-cell table:formula="of:=[.B9]*[.A9]" office:value-type="float" office:value="-2964.13763657515" calcext:value-type="float">
            <text:p>-2964.13763657515</text:p>
          </table:table-cell>
          <table:table-cell table:formula="of:=[.C9]*[.A9]" office:value-type="float" office:value="42579.2317271193" calcext:value-type="float">
            <text:p>42579.2317271193</text:p>
          </table:table-cell>
          <table:table-cell table:formula="of:=-4.3*[.A9]+1.2*[.B9]-0.3*[.C9]+10*[.D9]+12345" office:value-type="float" office:value="439335.944012255" calcext:value-type="float">
            <text:p>439335.944012255</text:p>
          </table:table-cell>
        </table:table-row>
        <table:table-row table:style-name="ro1">
          <table:table-cell table:formula="of:=(RAND()*200)-100" office:value-type="float" office:value="4.65695952348129" calcext:value-type="float">
            <text:p>4.65695952348129</text:p>
          </table:table-cell>
          <table:table-cell table:formula="of:=[.A10]*[.A10]" office:value-type="float" office:value="21.6872720033431" calcext:value-type="float">
            <text:p>21.6872720033431</text:p>
          </table:table-cell>
          <table:table-cell table:formula="of:=[.B10]*[.A10]" office:value-type="float" office:value="100.996747894298" calcext:value-type="float">
            <text:p>100.996747894298</text:p>
          </table:table-cell>
          <table:table-cell table:formula="of:=[.C10]*[.A10]" office:value-type="float" office:value="470.337766946989" calcext:value-type="float">
            <text:p>470.337766946989</text:p>
          </table:table-cell>
          <table:table-cell table:formula="of:=-4.3*[.A10]+1.2*[.B10]-0.3*[.C10]+10*[.D10]+12345" office:value-type="float" office:value="17024.0784455546" calcext:value-type="float">
            <text:p>17024.0784455546</text:p>
          </table:table-cell>
        </table:table-row>
        <table:table-row table:style-name="ro1">
          <table:table-cell table:formula="of:=(RAND()*200)-100" office:value-type="float" office:value="-53.1912649622675" calcext:value-type="float">
            <text:p>-53.1912649622675</text:p>
          </table:table-cell>
          <table:table-cell table:formula="of:=[.A11]*[.A11]" office:value-type="float" office:value="2829.31066828615" calcext:value-type="float">
            <text:p>2829.31066828615</text:p>
          </table:table-cell>
          <table:table-cell table:formula="of:=[.B11]*[.A11]" office:value-type="float" office:value="-150494.613417379" calcext:value-type="float">
            <text:p>-150494.613417379</text:p>
          </table:table-cell>
          <table:table-cell table:formula="of:=[.C11]*[.A11]" office:value-type="float" office:value="8004998.8576778" calcext:value-type="float">
            <text:p>8004998.8576778</text:p>
          </table:table-cell>
          <table:table-cell table:formula="of:=-4.3*[.A11]+1.2*[.B11]-0.3*[.C11]+10*[.D11]+12345" office:value-type="float" office:value="80111105.8560445" calcext:value-type="float">
            <text:p>80111105.8560445</text:p>
          </table:table-cell>
        </table:table-row>
        <table:table-row table:style-name="ro1">
          <table:table-cell table:formula="of:=(RAND()*200)-100" office:value-type="float" office:value="-69.4663187860871" calcext:value-type="float">
            <text:p>-69.4663187860871</text:p>
          </table:table-cell>
          <table:table-cell table:formula="of:=[.A12]*[.A12]" office:value-type="float" office:value="4825.56944569028" calcext:value-type="float">
            <text:p>4825.56944569028</text:p>
          </table:table-cell>
          <table:table-cell table:formula="of:=[.B12]*[.A12]" office:value-type="float" office:value="-335214.545438723" calcext:value-type="float">
            <text:p>-335214.545438723</text:p>
          </table:table-cell>
          <table:table-cell table:formula="of:=[.C12]*[.A12]" office:value-type="float" office:value="23286120.4751796" calcext:value-type="float">
            <text:p>23286120.4751796</text:p>
          </table:table-cell>
          <table:table-cell table:formula="of:=-4.3*[.A12]+1.2*[.B12]-0.3*[.C12]+10*[.D12]+12345" office:value-type="float" office:value="232980203.503933" calcext:value-type="float">
            <text:p>232980203.503933</text:p>
          </table:table-cell>
        </table:table-row>
        <table:table-row table:style-name="ro1">
          <table:table-cell table:formula="of:=(RAND()*200)-100" office:value-type="float" office:value="11.003686749774" calcext:value-type="float">
            <text:p>11.003686749774</text:p>
          </table:table-cell>
          <table:table-cell table:formula="of:=[.A13]*[.A13]" office:value-type="float" office:value="121.081122087151" calcext:value-type="float">
            <text:p>121.081122087151</text:p>
          </table:table-cell>
          <table:table-cell table:formula="of:=[.B13]*[.A13]" office:value-type="float" office:value="1332.33873875815" calcext:value-type="float">
            <text:p>1332.33873875815</text:p>
          </table:table-cell>
          <table:table-cell table:formula="of:=[.C13]*[.A13]" office:value-type="float" office:value="14660.6381258836" calcext:value-type="float">
            <text:p>14660.6381258836</text:p>
          </table:table-cell>
          <table:table-cell table:formula="of:=-4.3*[.A13]+1.2*[.B13]-0.3*[.C13]+10*[.D13]+12345" office:value-type="float" office:value="158649.661130689" calcext:value-type="float">
            <text:p>158649.661130689</text:p>
          </table:table-cell>
        </table:table-row>
        <table:table-row table:style-name="ro1">
          <table:table-cell table:formula="of:=(RAND()*200)-100" office:value-type="float" office:value="-17.5489778699791" calcext:value-type="float">
            <text:p>-17.5489778699791</text:p>
          </table:table-cell>
          <table:table-cell table:formula="of:=[.A14]*[.A14]" office:value-type="float" office:value="307.966624281016" calcext:value-type="float">
            <text:p>307.966624281016</text:p>
          </table:table-cell>
          <table:table-cell table:formula="of:=[.B14]*[.A14]" office:value-type="float" office:value="-5404.49947419971" calcext:value-type="float">
            <text:p>-5404.49947419971</text:p>
          </table:table-cell>
          <table:table-cell table:formula="of:=[.C14]*[.A14]" office:value-type="float" office:value="94843.4416710442" calcext:value-type="float">
            <text:p>94843.4416710442</text:p>
          </table:table-cell>
          <table:table-cell table:formula="of:=-4.3*[.A14]+1.2*[.B14]-0.3*[.C14]+10*[.D14]+12345" office:value-type="float" office:value="962845.78710668" calcext:value-type="float">
            <text:p>962845.78710668</text:p>
          </table:table-cell>
        </table:table-row>
        <table:table-row table:style-name="ro1">
          <table:table-cell table:formula="of:=(RAND()*200)-100" office:value-type="float" office:value="25.1052786860438" calcext:value-type="float">
            <text:p>25.1052786860438</text:p>
          </table:table-cell>
          <table:table-cell table:formula="of:=[.A15]*[.A15]" office:value-type="float" office:value="630.275017903925" calcext:value-type="float">
            <text:p>630.275017903925</text:p>
          </table:table-cell>
          <table:table-cell table:formula="of:=[.B15]*[.A15]" office:value-type="float" office:value="15823.2299733293" calcext:value-type="float">
            <text:p>15823.2299733293</text:p>
          </table:table-cell>
          <table:table-cell table:formula="of:=[.C15]*[.A15]" office:value-type="float" office:value="397246.598193793" calcext:value-type="float">
            <text:p>397246.598193793</text:p>
          </table:table-cell>
          <table:table-cell table:formula="of:=-4.3*[.A15]+1.2*[.B15]-0.3*[.C15]+10*[.D15]+12345" office:value-type="float" office:value="3980712.39026907" calcext:value-type="float">
            <text:p>3980712.39026907</text:p>
          </table:table-cell>
        </table:table-row>
        <table:table-row table:style-name="ro1">
          <table:table-cell table:formula="of:=(RAND()*200)-100" office:value-type="float" office:value="-69.7691300316956" calcext:value-type="float">
            <text:p>-69.7691300316956</text:p>
          </table:table-cell>
          <table:table-cell table:formula="of:=[.A16]*[.A16]" office:value-type="float" office:value="4867.73150537965" calcext:value-type="float">
            <text:p>4867.73150537965</text:p>
          </table:table-cell>
          <table:table-cell table:formula="of:=[.B16]*[.A16]" office:value-type="float" office:value="-339617.392358214" calcext:value-type="float">
            <text:p>-339617.392358214</text:p>
          </table:table-cell>
          <table:table-cell table:formula="of:=[.C16]*[.A16]" office:value-type="float" office:value="23694810.0084656" calcext:value-type="float">
            <text:p>23694810.0084656</text:p>
          </table:table-cell>
          <table:table-cell table:formula="of:=-4.3*[.A16]+1.2*[.B16]-0.3*[.C16]+10*[.D16]+12345" office:value-type="float" office:value="237068471.587429" calcext:value-type="float">
            <text:p>237068471.587429</text:p>
          </table:table-cell>
        </table:table-row>
        <table:table-row table:style-name="ro1">
          <table:table-cell table:formula="of:=(RAND()*200)-100" office:value-type="float" office:value="21.2119689832215" calcext:value-type="float">
            <text:p>21.2119689832215</text:p>
          </table:table-cell>
          <table:table-cell table:formula="of:=[.A17]*[.A17]" office:value-type="float" office:value="449.94762814515" calcext:value-type="float">
            <text:p>449.94762814515</text:p>
          </table:table-cell>
          <table:table-cell table:formula="of:=[.B17]*[.A17]" office:value-type="float" office:value="9544.27513228898" calcext:value-type="float">
            <text:p>9544.27513228898</text:p>
          </table:table-cell>
          <table:table-cell table:formula="of:=[.C17]*[.A17]" office:value-type="float" office:value="202452.868073446" calcext:value-type="float">
            <text:p>202452.868073446</text:p>
          </table:table-cell>
          <table:table-cell table:formula="of:=-4.3*[.A17]+1.2*[.B17]-0.3*[.C17]+10*[.D17]+12345" office:value-type="float" office:value="2034459.12388192" calcext:value-type="float">
            <text:p>2034459.12388192</text:p>
          </table:table-cell>
        </table:table-row>
        <table:table-row table:style-name="ro1">
          <table:table-cell table:formula="of:=(RAND()*200)-100" office:value-type="float" office:value="28.848212389707" calcext:value-type="float">
            <text:p>28.848212389707</text:p>
          </table:table-cell>
          <table:table-cell table:formula="of:=[.A18]*[.A18]" office:value-type="float" office:value="832.219358081644" calcext:value-type="float">
            <text:p>832.219358081644</text:p>
          </table:table-cell>
          <table:table-cell table:formula="of:=[.B18]*[.A18]" office:value-type="float" office:value="24008.0407967649" calcext:value-type="float">
            <text:p>24008.0407967649</text:p>
          </table:table-cell>
          <table:table-cell table:formula="of:=[.C18]*[.A18]" office:value-type="float" office:value="692589.059965823" calcext:value-type="float">
            <text:p>692589.059965823</text:p>
          </table:table-cell>
          <table:table-cell table:formula="of:=-4.3*[.A18]+1.2*[.B18]-0.3*[.C18]+10*[.D18]+12345" office:value-type="float" office:value="6931907.80333562" calcext:value-type="float">
            <text:p>6931907.80333562</text:p>
          </table:table-cell>
        </table:table-row>
        <table:table-row table:style-name="ro1">
          <table:table-cell table:formula="of:=(RAND()*200)-100" office:value-type="float" office:value="26.5289657113577" calcext:value-type="float">
            <text:p>26.5289657113577</text:p>
          </table:table-cell>
          <table:table-cell table:formula="of:=[.A19]*[.A19]" office:value-type="float" office:value="703.786021714394" calcext:value-type="float">
            <text:p>703.786021714394</text:p>
          </table:table-cell>
          <table:table-cell table:formula="of:=[.B19]*[.A19]" office:value-type="float" office:value="18670.715238194" calcext:value-type="float">
            <text:p>18670.715238194</text:p>
          </table:table-cell>
          <table:table-cell table:formula="of:=[.C19]*[.A19]" office:value-type="float" office:value="495314.764360574" calcext:value-type="float">
            <text:p>495314.764360574</text:p>
          </table:table-cell>
          <table:table-cell table:formula="of:=-4.3*[.A19]+1.2*[.B19]-0.3*[.C19]+10*[.D19]+12345" office:value-type="float" office:value="4960621.89770778" calcext:value-type="float">
            <text:p>4960621.89770778</text:p>
          </table:table-cell>
        </table:table-row>
        <table:table-row table:style-name="ro1">
          <table:table-cell table:formula="of:=(RAND()*200)-100" office:value-type="float" office:value="-85.4735933005706" calcext:value-type="float">
            <text:p>-85.4735933005706</text:p>
          </table:table-cell>
          <table:table-cell table:formula="of:=[.A20]*[.A20]" office:value-type="float" office:value="7305.73515171135" calcext:value-type="float">
            <text:p>7305.73515171135</text:p>
          </table:table-cell>
          <table:table-cell table:formula="of:=[.B20]*[.A20]" office:value-type="float" office:value="-624447.435119058" calcext:value-type="float">
            <text:p>-624447.435119058</text:p>
          </table:table-cell>
          <table:table-cell table:formula="of:=[.C20]*[.A20]" office:value-type="float" office:value="53373766.1069509" calcext:value-type="float">
            <text:p>53373766.1069509</text:p>
          </table:table-cell>
          <table:table-cell table:formula="of:=-4.3*[.A20]+1.2*[.B20]-0.3*[.C20]+10*[.D20]+12345" office:value-type="float" office:value="533946474.718678" calcext:value-type="float">
            <text:p>533946474.718678</text:p>
          </table:table-cell>
        </table:table-row>
        <table:table-row table:style-name="ro1">
          <table:table-cell table:formula="of:=(RAND()*200)-100" office:value-type="float" office:value="-41.7323976818333" calcext:value-type="float">
            <text:p>-41.7323976818333</text:p>
          </table:table-cell>
          <table:table-cell table:formula="of:=[.A21]*[.A21]" office:value-type="float" office:value="1741.59301627468" calcext:value-type="float">
            <text:p>1741.59301627468</text:p>
          </table:table-cell>
          <table:table-cell table:formula="of:=[.B21]*[.A21]" office:value-type="float" office:value="-72680.8523550785" calcext:value-type="float">
            <text:p>-72680.8523550785</text:p>
          </table:table-cell>
          <table:table-cell table:formula="of:=[.C21]*[.A21]" office:value-type="float" office:value="3033146.23433674" calcext:value-type="float">
            <text:p>3033146.23433674</text:p>
          </table:table-cell>
          <table:table-cell table:formula="of:=-4.3*[.A21]+1.2*[.B21]-0.3*[.C21]+10*[.D21]+12345" office:value-type="float" office:value="30367880.9600035" calcext:value-type="float">
            <text:p>30367880.9600035</text:p>
          </table:table-cell>
        </table:table-row>
        <table:table-row table:style-name="ro1">
          <table:table-cell table:formula="of:=(RAND()*200)-100" office:value-type="float" office:value="-31.1598564078878" calcext:value-type="float">
            <text:p>-31.1598564078878</text:p>
          </table:table-cell>
          <table:table-cell table:formula="of:=[.A22]*[.A22]" office:value-type="float" office:value="970.936651360186" calcext:value-type="float">
            <text:p>970.936651360186</text:p>
          </table:table-cell>
          <table:table-cell table:formula="of:=[.B22]*[.A22]" office:value-type="float" office:value="-30254.2466375388" calcext:value-type="float">
            <text:p>-30254.2466375388</text:p>
          </table:table-cell>
          <table:table-cell table:formula="of:=[.C22]*[.A22]" office:value-type="float" office:value="942717.980954531" calcext:value-type="float">
            <text:p>942717.980954531</text:p>
          </table:table-cell>
          <table:table-cell table:formula="of:=-4.3*[.A22]+1.2*[.B22]-0.3*[.C22]+10*[.D22]+12345" office:value-type="float" office:value="9449900.19490075" calcext:value-type="float">
            <text:p>9449900.19490075</text:p>
          </table:table-cell>
        </table:table-row>
        <table:table-row table:style-name="ro1">
          <table:table-cell table:formula="of:=(RAND()*200)-100" office:value-type="float" office:value="-68.8990285574011" calcext:value-type="float">
            <text:p>-68.8990285574011</text:p>
          </table:table-cell>
          <table:table-cell table:formula="of:=[.A23]*[.A23]" office:value-type="float" office:value="4747.07613615358" calcext:value-type="float">
            <text:p>4747.07613615358</text:p>
          </table:table-cell>
          <table:table-cell table:formula="of:=[.B23]*[.A23]" office:value-type="float" office:value="-327068.934269003" calcext:value-type="float">
            <text:p>-327068.934269003</text:p>
          </table:table-cell>
          <table:table-cell table:formula="of:=[.C23]*[.A23]" office:value-type="float" office:value="22534731.8424388" calcext:value-type="float">
            <text:p>22534731.8424388</text:p>
          </table:table-cell>
          <table:table-cell table:formula="of:=-4.3*[.A23]+1.2*[.B23]-0.3*[.C23]+10*[.D23]+12345" office:value-type="float" office:value="225463776.861854" calcext:value-type="float">
            <text:p>225463776.861854</text:p>
          </table:table-cell>
        </table:table-row>
        <table:table-row table:style-name="ro1">
          <table:table-cell table:formula="of:=(RAND()*200)-100" office:value-type="float" office:value="1.67920121328888" calcext:value-type="float">
            <text:p>1.67920121328888</text:p>
          </table:table-cell>
          <table:table-cell table:formula="of:=[.A24]*[.A24]" office:value-type="float" office:value="2.81971671471084" calcext:value-type="float">
            <text:p>2.81971671471084</text:p>
          </table:table-cell>
          <table:table-cell table:formula="of:=[.B24]*[.A24]" office:value-type="float" office:value="4.73487172847336" calcext:value-type="float">
            <text:p>4.73487172847336</text:p>
          </table:table-cell>
          <table:table-cell table:formula="of:=[.C24]*[.A24]" office:value-type="float" office:value="7.95080235121968" calcext:value-type="float">
            <text:p>7.95080235121968</text:p>
          </table:table-cell>
          <table:table-cell table:formula="of:=-4.3*[.A24]+1.2*[.B24]-0.3*[.C24]+10*[.D24]+12345" office:value-type="float" office:value="12419.2506568342" calcext:value-type="float">
            <text:p>12419.2506568342</text:p>
          </table:table-cell>
        </table:table-row>
        <table:table-row table:style-name="ro1">
          <table:table-cell table:formula="of:=(RAND()*200)-100" office:value-type="float" office:value="-15.4837450318938" calcext:value-type="float">
            <text:p>-15.4837450318938</text:p>
          </table:table-cell>
          <table:table-cell table:formula="of:=[.A25]*[.A25]" office:value-type="float" office:value="239.746360212695" calcext:value-type="float">
            <text:p>239.746360212695</text:p>
          </table:table-cell>
          <table:table-cell table:formula="of:=[.B25]*[.A25]" office:value-type="float" office:value="-3712.17151385793" calcext:value-type="float">
            <text:p>-3712.17151385793</text:p>
          </table:table-cell>
          <table:table-cell table:formula="of:=[.C25]*[.A25]" office:value-type="float" office:value="57478.3172352354" calcext:value-type="float">
            <text:p>57478.3172352354</text:p>
          </table:table-cell>
          <table:table-cell table:formula="of:=-4.3*[.A25]+1.2*[.B25]-0.3*[.C25]+10*[.D25]+12345" office:value-type="float" office:value="588596.099542404" calcext:value-type="float">
            <text:p>588596.099542404</text:p>
          </table:table-cell>
        </table:table-row>
        <table:table-row table:style-name="ro1">
          <table:table-cell table:formula="of:=(RAND()*200)-100" office:value-type="float" office:value="13.8233221683" calcext:value-type="float">
            <text:p>13.8233221683</text:p>
          </table:table-cell>
          <table:table-cell table:formula="of:=[.A26]*[.A26]" office:value-type="float" office:value="191.084235768614" calcext:value-type="float">
            <text:p>191.084235768614</text:p>
          </table:table-cell>
          <table:table-cell table:formula="of:=[.B26]*[.A26]" office:value-type="float" office:value="2641.41895231295" calcext:value-type="float">
            <text:p>2641.41895231295</text:p>
          </table:table-cell>
          <table:table-cell table:formula="of:=[.C26]*[.A26]" office:value-type="float" office:value="36513.1851592753" calcext:value-type="float">
            <text:p>36513.1851592753</text:p>
          </table:table-cell>
          <table:table-cell table:formula="of:=-4.3*[.A26]+1.2*[.B26]-0.3*[.C26]+10*[.D26]+12345" office:value-type="float" office:value="376854.286704658" calcext:value-type="float">
            <text:p>376854.286704658</text:p>
          </table:table-cell>
        </table:table-row>
        <table:table-row table:style-name="ro1">
          <table:table-cell table:formula="of:=(RAND()*200)-100" office:value-type="float" office:value="26.3777268252798" calcext:value-type="float">
            <text:p>26.3777268252798</text:p>
          </table:table-cell>
          <table:table-cell table:formula="of:=[.A27]*[.A27]" office:value-type="float" office:value="695.784472469085" calcext:value-type="float">
            <text:p>695.784472469085</text:p>
          </table:table-cell>
          <table:table-cell table:formula="of:=[.B27]*[.A27]" office:value-type="float" office:value="18353.2127440609" calcext:value-type="float">
            <text:p>18353.2127440609</text:p>
          </table:table-cell>
          <table:table-cell table:formula="of:=[.C27]*[.A27]" office:value-type="float" office:value="484116.032129083" calcext:value-type="float">
            <text:p>484116.032129083</text:p>
          </table:table-cell>
          <table:table-cell table:formula="of:=-4.3*[.A27]+1.2*[.B27]-0.3*[.C27]+10*[.D27]+12345" office:value-type="float" office:value="4848720.87460923" calcext:value-type="float">
            <text:p>4848720.87460923</text:p>
          </table:table-cell>
        </table:table-row>
        <table:table-row table:style-name="ro1">
          <table:table-cell table:formula="of:=(RAND()*200)-100" office:value-type="float" office:value="21.0187790014232" calcext:value-type="float">
            <text:p>21.0187790014232</text:p>
          </table:table-cell>
          <table:table-cell table:formula="of:=[.A28]*[.A28]" office:value-type="float" office:value="441.789070710669" calcext:value-type="float">
            <text:p>441.789070710669</text:p>
          </table:table-cell>
          <table:table-cell table:formula="of:=[.B28]*[.A28]" office:value-type="float" office:value="9285.86684251169" calcext:value-type="float">
            <text:p>9285.86684251169</text:p>
          </table:table-cell>
          <table:table-cell table:formula="of:=[.C28]*[.A28]" office:value-type="float" office:value="195177.582999397" calcext:value-type="float">
            <text:p>195177.582999397</text:p>
          </table:table-cell>
          <table:table-cell table:formula="of:=-4.3*[.A28]+1.2*[.B28]-0.3*[.C28]+10*[.D28]+12345" office:value-type="float" office:value="1961774.83607636" calcext:value-type="float">
            <text:p>1961774.83607636</text:p>
          </table:table-cell>
        </table:table-row>
        <table:table-row table:style-name="ro1">
          <table:table-cell table:formula="of:=(RAND()*200)-100" office:value-type="float" office:value="-64.3293590266058" calcext:value-type="float">
            <text:p>-64.3293590266058</text:p>
          </table:table-cell>
          <table:table-cell table:formula="of:=[.A29]*[.A29]" office:value-type="float" office:value="4138.26643277396" calcext:value-type="float">
            <text:p>4138.26643277396</text:p>
          </table:table-cell>
          <table:table-cell table:formula="of:=[.B29]*[.A29]" office:value-type="float" office:value="-266212.027101667" calcext:value-type="float">
            <text:p>-266212.027101667</text:p>
          </table:table-cell>
          <table:table-cell table:formula="of:=[.C29]*[.A29]" office:value-type="float" office:value="17125249.0686237" calcext:value-type="float">
            <text:p>17125249.0686237</text:p>
          </table:table-cell>
          <table:table-cell table:formula="of:=-4.3*[.A29]+1.2*[.B29]-0.3*[.C29]+10*[.D29]+12345" office:value-type="float" office:value="171349941.83033" calcext:value-type="float">
            <text:p>171349941.83033</text:p>
          </table:table-cell>
        </table:table-row>
        <table:table-row table:style-name="ro1">
          <table:table-cell table:formula="of:=(RAND()*200)-100" office:value-type="float" office:value="-67.5515113690396" calcext:value-type="float">
            <text:p>-67.5515113690396</text:p>
          </table:table-cell>
          <table:table-cell table:formula="of:=[.A30]*[.A30]" office:value-type="float" office:value="4563.20668824149" calcext:value-type="float">
            <text:p>4563.20668824149</text:p>
          </table:table-cell>
          <table:table-cell table:formula="of:=[.B30]*[.A30]" office:value-type="float" office:value="-308251.508480023" calcext:value-type="float">
            <text:p>-308251.508480023</text:p>
          </table:table-cell>
          <table:table-cell table:formula="of:=[.C30]*[.A30]" office:value-type="float" office:value="20822855.2796119" calcext:value-type="float">
            <text:p>20822855.2796119</text:p>
          </table:table-cell>
          <table:table-cell table:formula="of:=-4.3*[.A30]+1.2*[.B30]-0.3*[.C30]+10*[.D30]+12345" office:value-type="float" office:value="208339139.568188" calcext:value-type="float">
            <text:p>208339139.568188</text:p>
          </table:table-cell>
        </table:table-row>
        <table:table-row table:style-name="ro1">
          <table:table-cell table:formula="of:=(RAND()*200)-100" office:value-type="float" office:value="25.1052786860438" calcext:value-type="float">
            <text:p>25.1052786860438</text:p>
          </table:table-cell>
          <table:table-cell table:formula="of:=[.A31]*[.A31]" office:value-type="float" office:value="630.275017903925" calcext:value-type="float">
            <text:p>630.275017903925</text:p>
          </table:table-cell>
          <table:table-cell table:formula="of:=[.B31]*[.A31]" office:value-type="float" office:value="15823.2299733293" calcext:value-type="float">
            <text:p>15823.2299733293</text:p>
          </table:table-cell>
          <table:table-cell table:formula="of:=[.C31]*[.A31]" office:value-type="float" office:value="397246.598193793" calcext:value-type="float">
            <text:p>397246.598193793</text:p>
          </table:table-cell>
          <table:table-cell table:formula="of:=-4.3*[.A31]+1.2*[.B31]-0.3*[.C31]+10*[.D31]+12345" office:value-type="float" office:value="3980712.39026907" calcext:value-type="float">
            <text:p>3980712.39026907</text:p>
          </table:table-cell>
        </table:table-row>
        <table:table-row table:style-name="ro1">
          <table:table-cell table:formula="of:=(RAND()*200)-100" office:value-type="float" office:value="-14.3647957509546" calcext:value-type="float">
            <text:p>-14.3647957509546</text:p>
          </table:table-cell>
          <table:table-cell table:formula="of:=[.A32]*[.A32]" office:value-type="float" office:value="206.347356966643" calcext:value-type="float">
            <text:p>206.347356966643</text:p>
          </table:table-cell>
          <table:table-cell table:formula="of:=[.B32]*[.A32]" office:value-type="float" office:value="-2964.13763657515" calcext:value-type="float">
            <text:p>-2964.13763657515</text:p>
          </table:table-cell>
          <table:table-cell table:formula="of:=[.C32]*[.A32]" office:value-type="float" office:value="42579.2317271193" calcext:value-type="float">
            <text:p>42579.2317271193</text:p>
          </table:table-cell>
          <table:table-cell table:formula="of:=-4.3*[.A32]+1.2*[.B32]-0.3*[.C32]+10*[.D32]+12345" office:value-type="float" office:value="439335.944012255" calcext:value-type="float">
            <text:p>439335.944012255</text:p>
          </table:table-cell>
        </table:table-row>
        <table:table-row table:style-name="ro1">
          <table:table-cell table:formula="of:=(RAND()*200)-100" office:value-type="float" office:value="53.3638501126543" calcext:value-type="float">
            <text:p>53.3638501126543</text:p>
          </table:table-cell>
          <table:table-cell table:formula="of:=[.A33]*[.A33]" office:value-type="float" office:value="2847.70049884583" calcext:value-type="float">
            <text:p>2847.70049884583</text:p>
          </table:table-cell>
          <table:table-cell table:formula="of:=[.B33]*[.A33]" office:value-type="float" office:value="151964.26258614" calcext:value-type="float">
            <text:p>151964.26258614</text:p>
          </table:table-cell>
          <table:table-cell table:formula="of:=[.C33]*[.A33]" office:value-type="float" office:value="8109398.13112679" calcext:value-type="float">
            <text:p>8109398.13112679</text:p>
          </table:table-cell>
          <table:table-cell table:formula="of:=-4.3*[.A33]+1.2*[.B33]-0.3*[.C33]+10*[.D33]+12345" office:value-type="float" office:value="81063924.8085352" calcext:value-type="float">
            <text:p>81063924.8085352</text:p>
          </table:table-cell>
        </table:table-row>
        <table:table-row table:style-name="ro1">
          <table:table-cell table:formula="of:=(RAND()*200)-100" office:value-type="float" office:value="-65.2021984106607" calcext:value-type="float">
            <text:p>-65.2021984106607</text:p>
          </table:table-cell>
          <table:table-cell table:formula="of:=[.A34]*[.A34]" office:value-type="float" office:value="4251.32667758317" calcext:value-type="float">
            <text:p>4251.32667758317</text:p>
          </table:table-cell>
          <table:table-cell table:formula="of:=[.B34]*[.A34]" office:value-type="float" office:value="-277195.845540313" calcext:value-type="float">
            <text:p>-277195.845540313</text:p>
          </table:table-cell>
          <table:table-cell table:formula="of:=[.C34]*[.A34]" office:value-type="float" office:value="18073778.5195304" calcext:value-type="float">
            <text:p>18073778.5195304</text:p>
          </table:table-cell>
          <table:table-cell table:formula="of:=-4.3*[.A34]+1.2*[.B34]-0.3*[.C34]+10*[.D34]+12345" office:value-type="float" office:value="180838670.910432" calcext:value-type="float">
            <text:p>180838670.910432</text:p>
          </table:table-cell>
        </table:table-row>
        <table:table-row table:style-name="ro1">
          <table:table-cell table:formula="of:=(RAND()*200)-100" office:value-type="float" office:value="-82.8246357910903" calcext:value-type="float">
            <text:p>-82.8246357910903</text:p>
          </table:table-cell>
          <table:table-cell table:formula="of:=[.A35]*[.A35]" office:value-type="float" office:value="6859.92029392675" calcext:value-type="float">
            <text:p>6859.92029392675</text:p>
          </table:table-cell>
          <table:table-cell table:formula="of:=[.B35]*[.A35]" office:value-type="float" office:value="-568170.399900392" calcext:value-type="float">
            <text:p>-568170.399900392</text:p>
          </table:table-cell>
          <table:table-cell table:formula="of:=[.C35]*[.A35]" office:value-type="float" office:value="47058506.4390281" calcext:value-type="float">
            <text:p>47058506.4390281</text:p>
          </table:table-cell>
          <table:table-cell table:formula="of:=-4.3*[.A35]+1.2*[.B35]-0.3*[.C35]+10*[.D35]+12345" office:value-type="float" office:value="470776448.560538" calcext:value-type="float">
            <text:p>470776448.560538</text:p>
          </table:table-cell>
        </table:table-row>
        <table:table-row table:style-name="ro1">
          <table:table-cell table:formula="of:=(RAND()*200)-100" office:value-type="float" office:value="77.2447214057174" calcext:value-type="float">
            <text:p>77.2447214057174</text:p>
          </table:table-cell>
          <table:table-cell table:formula="of:=[.A36]*[.A36]" office:value-type="float" office:value="5966.7469850469" calcext:value-type="float">
            <text:p>5966.7469850469</text:p>
          </table:table-cell>
          <table:table-cell table:formula="of:=[.B36]*[.A36]" office:value-type="float" office:value="460899.708558352" calcext:value-type="float">
            <text:p>460899.708558352</text:p>
          </table:table-cell>
          <table:table-cell table:formula="of:=[.C36]*[.A36]" office:value-type="float" office:value="35602069.5835662" calcext:value-type="float">
            <text:p>35602069.5835662</text:p>
          </table:table-cell>
          <table:table-cell table:formula="of:=-4.3*[.A36]+1.2*[.B36]-0.3*[.C36]+10*[.D36]+12345" office:value-type="float" office:value="355901598.867175" calcext:value-type="float">
            <text:p>355901598.867175</text:p>
          </table:table-cell>
        </table:table-row>
        <table:table-row table:style-name="ro1">
          <table:table-cell table:formula="of:=(RAND()*200)-100" office:value-type="float" office:value="-9.85096422922312" calcext:value-type="float">
            <text:p>-9.85096422922312</text:p>
          </table:table-cell>
          <table:table-cell table:formula="of:=[.A37]*[.A37]" office:value-type="float" office:value="97.0414962454335" calcext:value-type="float">
            <text:p>97.0414962454335</text:p>
          </table:table-cell>
          <table:table-cell table:formula="of:=[.B37]*[.A37]" office:value-type="float" office:value="-955.952308264056" calcext:value-type="float">
            <text:p>-955.952308264056</text:p>
          </table:table-cell>
          <table:table-cell table:formula="of:=[.C37]*[.A37]" office:value-type="float" office:value="9417.05199355249" calcext:value-type="float">
            <text:p>9417.05199355249</text:p>
          </table:table-cell>
          <table:table-cell table:formula="of:=-4.3*[.A37]+1.2*[.B37]-0.3*[.C37]+10*[.D37]+12345" office:value-type="float" office:value="106961.114569684" calcext:value-type="float">
            <text:p>106961.114569684</text:p>
          </table:table-cell>
        </table:table-row>
        <table:table-row table:style-name="ro1">
          <table:table-cell table:formula="of:=(RAND()*200)-100" office:value-type="float" office:value="23.989770895204" calcext:value-type="float">
            <text:p>23.989770895204</text:p>
          </table:table-cell>
          <table:table-cell table:formula="of:=[.A38]*[.A38]" office:value-type="float" office:value="575.509107604375" calcext:value-type="float">
            <text:p>575.509107604375</text:p>
          </table:table-cell>
          <table:table-cell table:formula="of:=[.B38]*[.A38]" office:value-type="float" office:value="13806.3316395322" calcext:value-type="float">
            <text:p>13806.3316395322</text:p>
          </table:table-cell>
          <table:table-cell table:formula="of:=[.C38]*[.A38]" office:value-type="float" office:value="331210.732935584" calcext:value-type="float">
            <text:p>331210.732935584</text:p>
          </table:table-cell>
          <table:table-cell table:formula="of:=-4.3*[.A38]+1.2*[.B38]-0.3*[.C38]+10*[.D38]+12345" office:value-type="float" office:value="3320897.88477826" calcext:value-type="float">
            <text:p>3320897.88477826</text:p>
          </table:table-cell>
        </table:table-row>
        <table:table-row table:style-name="ro1">
          <table:table-cell table:formula="of:=(RAND()*200)-100" office:value-type="float" office:value="-50.9777392883189" calcext:value-type="float">
            <text:p>-50.9777392883189</text:p>
          </table:table-cell>
          <table:table-cell table:formula="of:=[.A39]*[.A39]" office:value-type="float" office:value="2598.72990294781" calcext:value-type="float">
            <text:p>2598.72990294781</text:p>
          </table:table-cell>
          <table:table-cell table:formula="of:=[.B39]*[.A39]" office:value-type="float" office:value="-132477.375473232" calcext:value-type="float">
            <text:p>-132477.375473232</text:p>
          </table:table-cell>
          <table:table-cell table:formula="of:=[.C39]*[.A39]" office:value-type="float" office:value="6753397.10847515" calcext:value-type="float">
            <text:p>6753397.10847515</text:p>
          </table:table-cell>
          <table:table-cell table:formula="of:=-4.3*[.A39]+1.2*[.B39]-0.3*[.C39]+10*[.D39]+12345" office:value-type="float" office:value="67589396.977556" calcext:value-type="float">
            <text:p>67589396.977556</text:p>
          </table:table-cell>
        </table:table-row>
        <table:table-row table:style-name="ro1">
          <table:table-cell table:formula="of:=(RAND()*200)-100" office:value-type="float" office:value="-39.5289692941715" calcext:value-type="float">
            <text:p>-39.5289692941715</text:p>
          </table:table-cell>
          <table:table-cell table:formula="of:=[.A40]*[.A40]" office:value-type="float" office:value="1562.53941345955" calcext:value-type="float">
            <text:p>1562.53941345955</text:p>
          </table:table-cell>
          <table:table-cell table:formula="of:=[.B40]*[.A40]" office:value-type="float" office:value="-61765.5724955753" calcext:value-type="float">
            <text:p>-61765.5724955753</text:p>
          </table:table-cell>
          <table:table-cell table:formula="of:=[.C40]*[.A40]" office:value-type="float" office:value="2441529.41861452" calcext:value-type="float">
            <text:p>2441529.41861452</text:p>
          </table:table-cell>
          <table:table-cell table:formula="of:=-4.3*[.A40]+1.2*[.B40]-0.3*[.C40]+10*[.D40]+12345" office:value-type="float" office:value="24448213.879758" calcext:value-type="float">
            <text:p>24448213.879758</text:p>
          </table:table-cell>
        </table:table-row>
        <table:table-row table:style-name="ro1">
          <table:table-cell table:formula="of:=(RAND()*200)-100" office:value-type="float" office:value="62.5012685781059" calcext:value-type="float">
            <text:p>62.5012685781059</text:p>
          </table:table-cell>
          <table:table-cell table:formula="of:=[.A41]*[.A41]" office:value-type="float" office:value="3906.40857387253" calcext:value-type="float">
            <text:p>3906.40857387253</text:p>
          </table:table-cell>
          <table:table-cell table:formula="of:=[.B41]*[.A41]" office:value-type="float" office:value="244155.491451422" calcext:value-type="float">
            <text:p>244155.491451422</text:p>
          </table:table-cell>
          <table:table-cell table:formula="of:=[.C41]*[.A41]" office:value-type="float" office:value="15260027.9460248" calcext:value-type="float">
            <text:p>15260027.9460248</text:p>
          </table:table-cell>
          <table:table-cell table:formula="of:=-4.3*[.A41]+1.2*[.B41]-0.3*[.C41]+10*[.D41]+12345" office:value-type="float" office:value="152543796.747646" calcext:value-type="float">
            <text:p>152543796.747646</text:p>
          </table:table-cell>
        </table:table-row>
        <table:table-row table:style-name="ro1">
          <table:table-cell table:formula="of:=(RAND()*200)-100" office:value-type="float" office:value="-21.4090867281833" calcext:value-type="float">
            <text:p>-21.4090867281833</text:p>
          </table:table-cell>
          <table:table-cell table:formula="of:=[.A42]*[.A42]" office:value-type="float" office:value="458.348994534876" calcext:value-type="float">
            <text:p>458.348994534876</text:p>
          </table:table-cell>
          <table:table-cell table:formula="of:=[.B42]*[.A42]" office:value-type="float" office:value="-9812.83337577279" calcext:value-type="float">
            <text:p>-9812.83337577279</text:p>
          </table:table-cell>
          <table:table-cell table:formula="of:=[.C42]*[.A42]" office:value-type="float" office:value="210083.800791132" calcext:value-type="float">
            <text:p>210083.800791132</text:p>
          </table:table-cell>
          <table:table-cell table:formula="of:=-4.3*[.A42]+1.2*[.B42]-0.3*[.C42]+10*[.D42]+12345" office:value-type="float" office:value="2116768.93579042" calcext:value-type="float">
            <text:p>2116768.93579042</text:p>
          </table:table-cell>
        </table:table-row>
        <table:table-row table:style-name="ro1">
          <table:table-cell table:formula="of:=(RAND()*200)-100" office:value-type="float" office:value="34.1661626158196" calcext:value-type="float">
            <text:p>34.1661626158196</text:p>
          </table:table-cell>
          <table:table-cell table:formula="of:=[.A43]*[.A43]" office:value-type="float" office:value="1167.32666789063" calcext:value-type="float">
            <text:p>1167.32666789063</text:p>
          </table:table-cell>
          <table:table-cell table:formula="of:=[.B43]*[.A43]" office:value-type="float" office:value="39883.0727609339" calcext:value-type="float">
            <text:p>39883.0727609339</text:p>
          </table:table-cell>
          <table:table-cell table:formula="of:=[.C43]*[.A43]" office:value-type="float" office:value="1362651.54956863" calcext:value-type="float">
            <text:p>1362651.54956863</text:p>
          </table:table-cell>
          <table:table-cell table:formula="of:=-4.3*[.A43]+1.2*[.B43]-0.3*[.C43]+10*[.D43]+12345" office:value-type="float" office:value="13628149.4513603" calcext:value-type="float">
            <text:p>13628149.4513603</text:p>
          </table:table-cell>
        </table:table-row>
        <table:table-row table:style-name="ro1">
          <table:table-cell table:formula="of:=(RAND()*200)-100" office:value-type="float" office:value="-74.7368534455825" calcext:value-type="float">
            <text:p>-74.7368534455825</text:p>
          </table:table-cell>
          <table:table-cell table:formula="of:=[.A44]*[.A44]" office:value-type="float" office:value="5585.59726294648" calcext:value-type="float">
            <text:p>5585.59726294648</text:p>
          </table:table-cell>
          <table:table-cell table:formula="of:=[.B44]*[.A44]" office:value-type="float" office:value="-417449.964046878" calcext:value-type="float">
            <text:p>-417449.964046878</text:p>
          </table:table-cell>
          <table:table-cell table:formula="of:=[.C44]*[.A44]" office:value-type="float" office:value="31198896.7838352" calcext:value-type="float">
            <text:p>31198896.7838352</text:p>
          </table:table-cell>
          <table:table-cell table:formula="of:=-4.3*[.A44]+1.2*[.B44]-0.3*[.C44]+10*[.D44]+12345" office:value-type="float" office:value="312133571.912752" calcext:value-type="float">
            <text:p>312133571.912752</text:p>
          </table:table-cell>
        </table:table-row>
        <table:table-row table:style-name="ro1">
          <table:table-cell table:formula="of:=(RAND()*200)-100" office:value-type="float" office:value="90.6474519869846" calcext:value-type="float">
            <text:p>90.6474519869846</text:p>
          </table:table-cell>
          <table:table-cell table:formula="of:=[.A45]*[.A45]" office:value-type="float" office:value="8216.96055173267" calcext:value-type="float">
            <text:p>8216.96055173267</text:p>
          </table:table-cell>
          <table:table-cell table:formula="of:=[.B45]*[.A45]" office:value-type="float" office:value="744846.537092134" calcext:value-type="float">
            <text:p>744846.537092134</text:p>
          </table:table-cell>
          <table:table-cell table:formula="of:=[.C45]*[.A45]" office:value-type="float" office:value="67518440.7087309" calcext:value-type="float">
            <text:p>67518440.7087309</text:p>
          </table:table-cell>
          <table:table-cell table:formula="of:=-4.3*[.A45]+1.2*[.B45]-0.3*[.C45]+10*[.D45]+12345" office:value-type="float" office:value="674982768.6948" calcext:value-type="float">
            <text:p>674982768.6948</text:p>
          </table:table-cell>
        </table:table-row>
        <table:table-row table:style-name="ro1">
          <table:table-cell table:formula="of:=(RAND()*200)-100" office:value-type="float" office:value="12.0824800005634" calcext:value-type="float">
            <text:p>12.0824800005634</text:p>
          </table:table-cell>
          <table:table-cell table:formula="of:=[.A46]*[.A46]" office:value-type="float" office:value="145.986322964014" calcext:value-type="float">
            <text:p>145.986322964014</text:p>
          </table:table-cell>
          <table:table-cell table:formula="of:=[.B46]*[.A46]" office:value-type="float" office:value="1763.87682756849" calcext:value-type="float">
            <text:p>1763.87682756849</text:p>
          </table:table-cell>
          <table:table-cell table:formula="of:=[.C46]*[.A46]" office:value-type="float" office:value="21312.0064925534" calcext:value-type="float">
            <text:p>21312.0064925534</text:p>
          </table:table-cell>
          <table:table-cell table:formula="of:=-4.3*[.A46]+1.2*[.B46]-0.3*[.C46]+10*[.D46]+12345" office:value-type="float" office:value="225059.130800818" calcext:value-type="float">
            <text:p>225059.130800818</text:p>
          </table:table-cell>
        </table:table-row>
        <table:table-row table:style-name="ro1">
          <table:table-cell table:formula="of:=(RAND()*200)-100" office:value-type="float" office:value="23.5582384197171" calcext:value-type="float">
            <text:p>23.5582384197171</text:p>
          </table:table-cell>
          <table:table-cell table:formula="of:=[.A47]*[.A47]" office:value-type="float" office:value="554.990597440236" calcext:value-type="float">
            <text:p>554.990597440236</text:p>
          </table:table-cell>
          <table:table-cell table:formula="of:=[.B47]*[.A47]" office:value-type="float" office:value="13074.6008151983" calcext:value-type="float">
            <text:p>13074.6008151983</text:p>
          </table:table-cell>
          <table:table-cell table:formula="of:=[.C47]*[.A47]" office:value-type="float" office:value="308014.56324707" calcext:value-type="float">
            <text:p>308014.56324707</text:p>
          </table:table-cell>
          <table:table-cell table:formula="of:=-4.3*[.A47]+1.2*[.B47]-0.3*[.C47]+10*[.D47]+12345" office:value-type="float" office:value="3089132.94051786" calcext:value-type="float">
            <text:p>3089132.94051786</text:p>
          </table:table-cell>
        </table:table-row>
        <table:table-row table:style-name="ro1">
          <table:table-cell table:formula="of:=(RAND()*200)-100" office:value-type="float" office:value="-64.5507145565562" calcext:value-type="float">
            <text:p>-64.5507145565562</text:p>
          </table:table-cell>
          <table:table-cell table:formula="of:=[.A48]*[.A48]" office:value-type="float" office:value="4166.794749762" calcext:value-type="float">
            <text:p>4166.794749762</text:p>
          </table:table-cell>
          <table:table-cell table:formula="of:=[.B48]*[.A48]" office:value-type="float" office:value="-268969.578507644" calcext:value-type="float">
            <text:p>-268969.578507644</text:p>
          </table:table-cell>
          <table:table-cell table:formula="of:=[.C48]*[.A48]" office:value-type="float" office:value="17362178.4866441" calcext:value-type="float">
            <text:p>17362178.4866441</text:p>
          </table:table-cell>
          <table:table-cell table:formula="of:=-4.3*[.A48]+1.2*[.B48]-0.3*[.C48]+10*[.D48]+12345" office:value-type="float" office:value="173720098.461766" calcext:value-type="float">
            <text:p>173720098.461766</text:p>
          </table:table-cell>
        </table:table-row>
        <table:table-row table:style-name="ro1">
          <table:table-cell table:formula="of:=(RAND()*200)-100" office:value-type="float" office:value="-22.0728762484236" calcext:value-type="float">
            <text:p>-22.0728762484236</text:p>
          </table:table-cell>
          <table:table-cell table:formula="of:=[.A49]*[.A49]" office:value-type="float" office:value="487.211865878221" calcext:value-type="float">
            <text:p>487.211865878221</text:p>
          </table:table-cell>
          <table:table-cell table:formula="of:=[.B49]*[.A49]" office:value-type="float" office:value="-10754.1672222935" calcext:value-type="float">
            <text:p>-10754.1672222935</text:p>
          </table:table-cell>
          <table:table-cell table:formula="of:=[.C49]*[.A49]" office:value-type="float" office:value="237375.402252537" calcext:value-type="float">
            <text:p>237375.402252537</text:p>
          </table:table-cell>
          <table:table-cell table:formula="of:=-4.3*[.A49]+1.2*[.B49]-0.3*[.C49]+10*[.D49]+12345" office:value-type="float" office:value="2390004.84029898" calcext:value-type="float">
            <text:p>2390004.84029898</text:p>
          </table:table-cell>
        </table:table-row>
        <table:table-row table:style-name="ro1">
          <table:table-cell table:formula="of:=(RAND()*200)-100" office:value-type="float" office:value="60.7764446761986" calcext:value-type="float">
            <text:p>60.7764446761986</text:p>
          </table:table-cell>
          <table:table-cell table:formula="of:=[.A50]*[.A50]" office:value-type="float" office:value="3693.77622747903" calcext:value-type="float">
            <text:p>3693.77622747903</text:p>
          </table:table-cell>
          <table:table-cell table:formula="of:=[.B50]*[.A50]" office:value-type="float" office:value="224494.586535637" calcext:value-type="float">
            <text:p>224494.586535637</text:p>
          </table:table-cell>
          <table:table-cell table:formula="of:=[.C50]*[.A50]" office:value-type="float" office:value="13643982.8186892" calcext:value-type="float">
            <text:p>13643982.8186892</text:p>
          </table:table-cell>
          <table:table-cell table:formula="of:=-4.3*[.A50]+1.2*[.B50]-0.3*[.C50]+10*[.D50]+12345" office:value-type="float" office:value="136388996.003692" calcext:value-type="float">
            <text:p>136388996.003692</text:p>
          </table:table-cell>
        </table:table-row>
        <table:table-row table:style-name="ro1">
          <table:table-cell table:formula="of:=(RAND()*200)-100" office:value-type="float" office:value="79.6151383795817" calcext:value-type="float">
            <text:p>79.6151383795817</text:p>
          </table:table-cell>
          <table:table-cell table:formula="of:=[.A51]*[.A51]" office:value-type="float" office:value="6338.57025919994" calcext:value-type="float">
            <text:p>6338.57025919994</text:p>
          </table:table-cell>
          <table:table-cell table:formula="of:=[.B51]*[.A51]" office:value-type="float" office:value="504646.148314905" calcext:value-type="float">
            <text:p>504646.148314905</text:p>
          </table:table-cell>
          <table:table-cell table:formula="of:=[.C51]*[.A51]" office:value-type="float" office:value="40177472.9308141" calcext:value-type="float">
            <text:p>40177472.9308141</text:p>
          </table:table-cell>
          <table:table-cell table:formula="of:=-4.3*[.A51]+1.2*[.B51]-0.3*[.C51]+10*[.D51]+12345" office:value-type="float" office:value="401642944.402862" calcext:value-type="float">
            <text:p>401642944.402862</text:p>
          </table:table-cell>
        </table:table-row>
        <table:table-row table:style-name="ro1">
          <table:table-cell table:formula="of:=(RAND()*200)-100" office:value-type="float" office:value="-79.7512320857029" calcext:value-type="float">
            <text:p>-79.7512320857029</text:p>
          </table:table-cell>
          <table:table-cell table:formula="of:=[.A52]*[.A52]" office:value-type="float" office:value="6360.25901918765" calcext:value-type="float">
            <text:p>6360.25901918765</text:p>
          </table:table-cell>
          <table:table-cell table:formula="of:=[.B52]*[.A52]" office:value-type="float" office:value="-507238.49316442" calcext:value-type="float">
            <text:p>-507238.49316442</text:p>
          </table:table-cell>
          <table:table-cell table:formula="of:=[.C52]*[.A52]" office:value-type="float" office:value="40452894.7911579" calcext:value-type="float">
            <text:p>40452894.7911579</text:p>
          </table:table-cell>
          <table:table-cell table:formula="of:=-4.3*[.A52]+1.2*[.B52]-0.3*[.C52]+10*[.D52]+12345" office:value-type="float" office:value="404701439.700649" calcext:value-type="float">
            <text:p>404701439.700649</text:p>
          </table:table-cell>
        </table:table-row>
        <table:table-row table:style-name="ro1">
          <table:table-cell table:formula="of:=(RAND()*200)-100" office:value-type="float" office:value="-88.3819520415768" calcext:value-type="float">
            <text:p>-88.3819520415768</text:p>
          </table:table-cell>
          <table:table-cell table:formula="of:=[.A53]*[.A53]" office:value-type="float" office:value="7811.36944667958" calcext:value-type="float">
            <text:p>7811.36944667958</text:p>
          </table:table-cell>
          <table:table-cell table:formula="of:=[.B53]*[.A53]" office:value-type="float" office:value="-690384.079815473" calcext:value-type="float">
            <text:p>-690384.079815473</text:p>
          </table:table-cell>
          <table:table-cell table:formula="of:=[.C53]*[.A53]" office:value-type="float" office:value="61017492.6325193" calcext:value-type="float">
            <text:p>61017492.6325193</text:p>
          </table:table-cell>
          <table:table-cell table:formula="of:=-4.3*[.A53]+1.2*[.B53]-0.3*[.C53]+10*[.D53]+12345" office:value-type="float" office:value="610404140.234867" calcext:value-type="float">
            <text:p>610404140.234867</text:p>
          </table:table-cell>
        </table:table-row>
        <table:table-row table:style-name="ro1">
          <table:table-cell table:formula="of:=(RAND()*200)-100" office:value-type="float" office:value="77.4223568538286" calcext:value-type="float">
            <text:p>77.4223568538286</text:p>
          </table:table-cell>
          <table:table-cell table:formula="of:=[.A54]*[.A54]" office:value-type="float" office:value="5994.22134080158" calcext:value-type="float">
            <text:p>5994.22134080158</text:p>
          </table:table-cell>
          <table:table-cell table:formula="of:=[.B54]*[.A54]" office:value-type="float" office:value="464086.743708375" calcext:value-type="float">
            <text:p>464086.743708375</text:p>
          </table:table-cell>
          <table:table-cell table:formula="of:=[.C54]*[.A54]" office:value-type="float" office:value="35930689.4825211" calcext:value-type="float">
            <text:p>35930689.4825211</text:p>
          </table:table-cell>
          <table:table-cell table:formula="of:=-4.3*[.A54]+1.2*[.B54]-0.3*[.C54]+10*[.D54]+12345" office:value-type="float" office:value="359186873.951573" calcext:value-type="float">
            <text:p>359186873.951573</text:p>
          </table:table-cell>
        </table:table-row>
        <table:table-row table:style-name="ro1">
          <table:table-cell table:formula="of:=(RAND()*200)-100" office:value-type="float" office:value="-10.7720397856051" calcext:value-type="float">
            <text:p>-10.7720397856051</text:p>
          </table:table-cell>
          <table:table-cell table:formula="of:=[.A55]*[.A55]" office:value-type="float" office:value="116.036841142659" calcext:value-type="float">
            <text:p>116.036841142659</text:p>
          </table:table-cell>
          <table:table-cell table:formula="of:=[.B55]*[.A55]" office:value-type="float" office:value="-1249.95346938466" calcext:value-type="float">
            <text:p>-1249.95346938466</text:p>
          </table:table-cell>
          <table:table-cell table:formula="of:=[.C55]*[.A55]" office:value-type="float" office:value="13464.5485023667" calcext:value-type="float">
            <text:p>13464.5485023667</text:p>
          </table:table-cell>
          <table:table-cell table:formula="of:=-4.3*[.A55]+1.2*[.B55]-0.3*[.C55]+10*[.D55]+12345" office:value-type="float" office:value="147551.035044932" calcext:value-type="float">
            <text:p>147551.035044932</text:p>
          </table:table-cell>
        </table:table-row>
        <table:table-row table:style-name="ro1">
          <table:table-cell table:formula="of:=(RAND()*200)-100" office:value-type="float" office:value="51.0175231325932" calcext:value-type="float">
            <text:p>51.0175231325932</text:p>
          </table:table-cell>
          <table:table-cell table:formula="of:=[.A56]*[.A56]" office:value-type="float" office:value="2602.78766658468" calcext:value-type="float">
            <text:p>2602.78766658468</text:p>
          </table:table-cell>
          <table:table-cell table:formula="of:=[.B56]*[.A56]" office:value-type="float" office:value="132787.779989213" calcext:value-type="float">
            <text:p>132787.779989213</text:p>
          </table:table-cell>
          <table:table-cell table:formula="of:=[.C56]*[.A56]" office:value-type="float" office:value="6774503.63732535" calcext:value-type="float">
            <text:p>6774503.63732535</text:p>
          </table:table-cell>
          <table:table-cell table:formula="of:=-4.3*[.A56]+1.2*[.B56]-0.3*[.C56]+10*[.D56]+12345" office:value-type="float" office:value="67720449.0091071" calcext:value-type="float">
            <text:p>67720449.0091071</text:p>
          </table:table-cell>
        </table:table-row>
        <table:table-row table:style-name="ro1">
          <table:table-cell table:formula="of:=(RAND()*200)-100" office:value-type="float" office:value="-10.8581246904045" calcext:value-type="float">
            <text:p>-10.8581246904045</text:p>
          </table:table-cell>
          <table:table-cell table:formula="of:=[.A57]*[.A57]" office:value-type="float" office:value="117.898871792372" calcext:value-type="float">
            <text:p>117.898871792372</text:p>
          </table:table-cell>
          <table:table-cell table:formula="of:=[.B57]*[.A57]" office:value-type="float" office:value="-1280.1606507796" calcext:value-type="float">
            <text:p>-1280.1606507796</text:p>
          </table:table-cell>
          <table:table-cell table:formula="of:=[.C57]*[.A57]" office:value-type="float" office:value="13900.1439699142" calcext:value-type="float">
            <text:p>13900.1439699142</text:p>
          </table:table-cell>
          <table:table-cell table:formula="of:=-4.3*[.A57]+1.2*[.B57]-0.3*[.C57]+10*[.D57]+12345" office:value-type="float" office:value="151918.656476696" calcext:value-type="float">
            <text:p>151918.656476696</text:p>
          </table:table-cell>
        </table:table-row>
        <table:table-row table:style-name="ro1">
          <table:table-cell table:formula="of:=(RAND()*200)-100" office:value-type="float" office:value="-12.3878311963851" calcext:value-type="float">
            <text:p>-12.3878311963851</text:p>
          </table:table-cell>
          <table:table-cell table:formula="of:=[.A58]*[.A58]" office:value-type="float" office:value="153.458361750131" calcext:value-type="float">
            <text:p>153.458361750131</text:p>
          </table:table-cell>
          <table:table-cell table:formula="of:=[.B58]*[.A58]" office:value-type="float" office:value="-1901.01628103442" calcext:value-type="float">
            <text:p>-1901.01628103442</text:p>
          </table:table-cell>
          <table:table-cell table:formula="of:=[.C58]*[.A58]" office:value-type="float" office:value="23549.4687910342" calcext:value-type="float">
            <text:p>23549.4687910342</text:p>
          </table:table-cell>
          <table:table-cell table:formula="of:=-4.3*[.A58]+1.2*[.B58]-0.3*[.C58]+10*[.D58]+12345" office:value-type="float" office:value="248647.410502897" calcext:value-type="float">
            <text:p>248647.410502897</text:p>
          </table:table-cell>
        </table:table-row>
        <table:table-row table:style-name="ro1">
          <table:table-cell table:formula="of:=(RAND()*200)-100" office:value-type="float" office:value="11.4382714150673" calcext:value-type="float">
            <text:p>11.4382714150673</text:p>
          </table:table-cell>
          <table:table-cell table:formula="of:=[.A59]*[.A59]" office:value-type="float" office:value="130.834052964745" calcext:value-type="float">
            <text:p>130.834052964745</text:p>
          </table:table-cell>
          <table:table-cell table:formula="of:=[.B59]*[.A59]" office:value-type="float" office:value="1496.51540814404" calcext:value-type="float">
            <text:p>1496.51540814404</text:p>
          </table:table-cell>
          <table:table-cell table:formula="of:=[.C59]*[.A59]" office:value-type="float" office:value="17117.5494151817" calcext:value-type="float">
            <text:p>17117.5494151817</text:p>
          </table:table-cell>
          <table:table-cell table:formula="of:=-4.3*[.A59]+1.2*[.B59]-0.3*[.C59]+10*[.D59]+12345" office:value-type="float" office:value="183179.355825846" calcext:value-type="float">
            <text:p>183179.355825846</text:p>
          </table:table-cell>
        </table:table-row>
        <table:table-row table:style-name="ro1">
          <table:table-cell table:formula="of:=(RAND()*200)-100" office:value-type="float" office:value="-26.151018081746" calcext:value-type="float">
            <text:p>-26.151018081746</text:p>
          </table:table-cell>
          <table:table-cell table:formula="of:=[.A60]*[.A60]" office:value-type="float" office:value="683.875746711809" calcext:value-type="float">
            <text:p>683.875746711809</text:p>
          </table:table-cell>
          <table:table-cell table:formula="of:=[.B60]*[.A60]" office:value-type="float" office:value="-17884.0470179281" calcext:value-type="float">
            <text:p>-17884.0470179281</text:p>
          </table:table-cell>
          <table:table-cell table:formula="of:=[.C60]*[.A60]" office:value-type="float" office:value="467686.036940634" calcext:value-type="float">
            <text:p>467686.036940634</text:p>
          </table:table-cell>
          <table:table-cell table:formula="of:=-4.3*[.A60]+1.2*[.B60]-0.3*[.C60]+10*[.D60]+12345" office:value-type="float" office:value="4695503.68378552" calcext:value-type="float">
            <text:p>4695503.68378552</text:p>
          </table:table-cell>
        </table:table-row>
        <table:table-row table:style-name="ro1">
          <table:table-cell table:formula="of:=(RAND()*200)-100" office:value-type="float" office:value="14.8698332198611" calcext:value-type="float">
            <text:p>14.8698332198611</text:p>
          </table:table-cell>
          <table:table-cell table:formula="of:=[.A61]*[.A61]" office:value-type="float" office:value="221.111939986484" calcext:value-type="float">
            <text:p>221.111939986484</text:p>
          </table:table-cell>
          <table:table-cell table:formula="of:=[.B61]*[.A61]" office:value-type="float" office:value="3287.89767051894" calcext:value-type="float">
            <text:p>3287.89767051894</text:p>
          </table:table-cell>
          <table:table-cell table:formula="of:=[.C61]*[.A61]" office:value-type="float" office:value="48890.4900045864" calcext:value-type="float">
            <text:p>48890.4900045864</text:p>
          </table:table-cell>
          <table:table-cell table:formula="of:=-4.3*[.A61]+1.2*[.B61]-0.3*[.C61]+10*[.D61]+12345" office:value-type="float" office:value="500464.924789846" calcext:value-type="float">
            <text:p>500464.924789846</text:p>
          </table:table-cell>
        </table:table-row>
        <table:table-row table:style-name="ro1">
          <table:table-cell table:formula="of:=(RAND()*200)-100" office:value-type="float" office:value="86.5074153301763" calcext:value-type="float">
            <text:p>86.5074153301763</text:p>
          </table:table-cell>
          <table:table-cell table:formula="of:=[.A62]*[.A62]" office:value-type="float" office:value="7483.53290710762" calcext:value-type="float">
            <text:p>7483.53290710762</text:p>
          </table:table-cell>
          <table:table-cell table:formula="of:=[.B62]*[.A62]" office:value-type="float" office:value="647381.089332201" calcext:value-type="float">
            <text:p>647381.089332201</text:p>
          </table:table-cell>
          <table:table-cell table:formula="of:=[.C62]*[.A62]" office:value-type="float" office:value="56003264.7717627" calcext:value-type="float">
            <text:p>56003264.7717627</text:p>
          </table:table-cell>
          <table:table-cell table:formula="of:=-4.3*[.A62]+1.2*[.B62]-0.3*[.C62]+10*[.D62]+12345" office:value-type="float" office:value="559859386.64843" calcext:value-type="float">
            <text:p>559859386.64843</text:p>
          </table:table-cell>
        </table:table-row>
        <table:table-row table:style-name="ro1">
          <table:table-cell table:formula="of:=(RAND()*200)-100" office:value-type="float" office:value="-50.5660723086796" calcext:value-type="float">
            <text:p>-50.5660723086796</text:p>
          </table:table-cell>
          <table:table-cell table:formula="of:=[.A63]*[.A63]" office:value-type="float" office:value="2556.92766872661" calcext:value-type="float">
            <text:p>2556.92766872661</text:p>
          </table:table-cell>
          <table:table-cell table:formula="of:=[.B63]*[.A63]" office:value-type="float" office:value="-129293.789384893" calcext:value-type="float">
            <text:p>-129293.789384893</text:p>
          </table:table-cell>
          <table:table-cell table:formula="of:=[.C63]*[.A63]" office:value-type="float" office:value="6537879.1030997" calcext:value-type="float">
            <text:p>6537879.1030997</text:p>
          </table:table-cell>
          <table:table-cell table:formula="of:=-4.3*[.A63]+1.2*[.B63]-0.3*[.C63]+10*[.D63]+12345" office:value-type="float" office:value="65433209.9151258" calcext:value-type="float">
            <text:p>65433209.9151258</text:p>
          </table:table-cell>
        </table:table-row>
        <table:table-row table:style-name="ro1">
          <table:table-cell table:formula="of:=(RAND()*200)-100" office:value-type="float" office:value="81.878568432557" calcext:value-type="float">
            <text:p>81.878568432557</text:p>
          </table:table-cell>
          <table:table-cell table:formula="of:=[.A64]*[.A64]" office:value-type="float" office:value="6704.09996856492" calcext:value-type="float">
            <text:p>6704.09996856492</text:p>
          </table:table-cell>
          <table:table-cell table:formula="of:=[.B64]*[.A64]" office:value-type="float" office:value="548922.108054846" calcext:value-type="float">
            <text:p>548922.108054846</text:p>
          </table:table-cell>
          <table:table-cell table:formula="of:=[.C64]*[.A64]" office:value-type="float" office:value="44944956.3885122" calcext:value-type="float">
            <text:p>44944956.3885122</text:p>
          </table:table-cell>
          <table:table-cell table:formula="of:=-4.3*[.A64]+1.2*[.B64]-0.3*[.C64]+10*[.D64]+12345" office:value-type="float" office:value="449304925.094823" calcext:value-type="float">
            <text:p>449304925.094823</text:p>
          </table:table-cell>
        </table:table-row>
        <table:table-row table:style-name="ro1">
          <table:table-cell table:formula="of:=(RAND()*200)-100" office:value-type="float" office:value="-67.236718404754" calcext:value-type="float">
            <text:p>-67.236718404754</text:p>
          </table:table-cell>
          <table:table-cell table:formula="of:=[.A65]*[.A65]" office:value-type="float" office:value="4520.77630184018" calcext:value-type="float">
            <text:p>4520.77630184018</text:p>
          </table:table-cell>
          <table:table-cell table:formula="of:=[.B65]*[.A65]" office:value-type="float" office:value="-303962.163177713" calcext:value-type="float">
            <text:p>-303962.163177713</text:p>
          </table:table-cell>
          <table:table-cell table:formula="of:=[.C65]*[.A65]" office:value-type="float" office:value="20437418.3712798" calcext:value-type="float">
            <text:p>20437418.3712798</text:p>
          </table:table-cell>
          <table:table-cell table:formula="of:=-4.3*[.A65]+1.2*[.B65]-0.3*[.C65]+10*[.D65]+12345" office:value-type="float" office:value="204483431.411202" calcext:value-type="float">
            <text:p>204483431.411202</text:p>
          </table:table-cell>
        </table:table-row>
        <table:table-row table:style-name="ro1">
          <table:table-cell table:formula="of:=(RAND()*200)-100" office:value-type="float" office:value="-26.08091660235" calcext:value-type="float">
            <text:p>-26.08091660235</text:p>
          </table:table-cell>
          <table:table-cell table:formula="of:=[.A66]*[.A66]" office:value-type="float" office:value="680.214210818734" calcext:value-type="float">
            <text:p>680.214210818734</text:p>
          </table:table-cell>
          <table:table-cell table:formula="of:=[.B66]*[.A66]" office:value-type="float" office:value="-17740.6101040967" calcext:value-type="float">
            <text:p>-17740.6101040967</text:p>
          </table:table-cell>
          <table:table-cell table:formula="of:=[.C66]*[.A66]" office:value-type="float" office:value="462691.372599753" calcext:value-type="float">
            <text:p>462691.372599753</text:p>
          </table:table-cell>
          <table:table-cell table:formula="of:=-4.3*[.A66]+1.2*[.B66]-0.3*[.C66]+10*[.D66]+12345" office:value-type="float" office:value="4645509.31402313" calcext:value-type="float">
            <text:p>4645509.31402313</text:p>
          </table:table-cell>
        </table:table-row>
        <table:table-row table:style-name="ro1">
          <table:table-cell table:formula="of:=(RAND()*200)-100" office:value-type="float" office:value="-58.7206917486708" calcext:value-type="float">
            <text:p>-58.7206917486708</text:p>
          </table:table-cell>
          <table:table-cell table:formula="of:=[.A67]*[.A67]" office:value-type="float" office:value="3448.11963944242" calcext:value-type="float">
            <text:p>3448.11963944242</text:p>
          </table:table-cell>
          <table:table-cell table:formula="of:=[.B67]*[.A67]" office:value-type="float" office:value="-202475.970460236" calcext:value-type="float">
            <text:p>-202475.970460236</text:p>
          </table:table-cell>
          <table:table-cell table:formula="of:=[.C67]*[.A67]" office:value-type="float" office:value="11889529.0479085" calcext:value-type="float">
            <text:p>11889529.0479085</text:p>
          </table:table-cell>
          <table:table-cell table:formula="of:=-4.3*[.A67]+1.2*[.B67]-0.3*[.C67]+10*[.D67]+12345" office:value-type="float" office:value="118972768.512765" calcext:value-type="float">
            <text:p>118972768.512765</text:p>
          </table:table-cell>
        </table:table-row>
        <table:table-row table:style-name="ro1">
          <table:table-cell table:formula="of:=(RAND()*200)-100" office:value-type="float" office:value="78.1335313499594" calcext:value-type="float">
            <text:p>78.1335313499594</text:p>
          </table:table-cell>
          <table:table-cell table:formula="of:=[.A68]*[.A68]" office:value-type="float" office:value="6104.84872121508" calcext:value-type="float">
            <text:p>6104.84872121508</text:p>
          </table:table-cell>
          <table:table-cell table:formula="of:=[.B68]*[.A68]" office:value-type="float" office:value="476993.388945818" calcext:value-type="float">
            <text:p>476993.388945818</text:p>
          </table:table-cell>
          <table:table-cell table:formula="of:=[.C68]*[.A68]" office:value-type="float" office:value="37269177.9089214" calcext:value-type="float">
            <text:p>37269177.9089214</text:p>
          </table:table-cell>
          <table:table-cell table:formula="of:=-4.3*[.A68]+1.2*[.B68]-0.3*[.C68]+10*[.D68]+12345" office:value-type="float" office:value="372568015.916811" calcext:value-type="float">
            <text:p>372568015.916811</text:p>
          </table:table-cell>
        </table:table-row>
        <table:table-row table:style-name="ro1">
          <table:table-cell table:formula="of:=(RAND()*200)-100" office:value-type="float" office:value="-62.9646575441843" calcext:value-type="float">
            <text:p>-62.9646575441843</text:p>
          </table:table-cell>
          <table:table-cell table:formula="of:=[.A69]*[.A69]" office:value-type="float" office:value="3964.54809965641" calcext:value-type="float">
            <text:p>3964.54809965641</text:p>
          </table:table-cell>
          <table:table-cell table:formula="of:=[.B69]*[.A69]" office:value-type="float" office:value="-249626.413412312" calcext:value-type="float">
            <text:p>-249626.413412312</text:p>
          </table:table-cell>
          <table:table-cell table:formula="of:=[.C69]*[.A69]" office:value-type="float" office:value="15717641.6344892" calcext:value-type="float">
            <text:p>15717641.6344892</text:p>
          </table:table-cell>
          <table:table-cell table:formula="of:=-4.3*[.A69]+1.2*[.B69]-0.3*[.C69]+10*[.D69]+12345" office:value-type="float" office:value="157268677.474663" calcext:value-type="float">
            <text:p>157268677.474663</text:p>
          </table:table-cell>
        </table:table-row>
        <table:table-row table:style-name="ro1">
          <table:table-cell table:formula="of:=(RAND()*200)-100" office:value-type="float" office:value="-43.0062667619981" calcext:value-type="float">
            <text:p>-43.0062667619981</text:p>
          </table:table-cell>
          <table:table-cell table:formula="of:=[.A70]*[.A70]" office:value-type="float" office:value="1849.53898080415" calcext:value-type="float">
            <text:p>1849.53898080415</text:p>
          </table:table-cell>
          <table:table-cell table:formula="of:=[.B70]*[.A70]" office:value-type="float" office:value="-79541.7667951773" calcext:value-type="float">
            <text:p>-79541.7667951773</text:p>
          </table:table-cell>
          <table:table-cell table:formula="of:=[.C70]*[.A70]" office:value-type="float" office:value="3420794.44151404" calcext:value-type="float">
            <text:p>3420794.44151404</text:p>
          </table:table-cell>
          <table:table-cell table:formula="of:=-4.3*[.A70]+1.2*[.B70]-0.3*[.C70]+10*[.D70]+12345" office:value-type="float" office:value="34246556.318903" calcext:value-type="float">
            <text:p>34246556.318903</text:p>
          </table:table-cell>
        </table:table-row>
        <table:table-row table:style-name="ro1">
          <table:table-cell table:formula="of:=(RAND()*200)-100" office:value-type="float" office:value="18.3542321697069" calcext:value-type="float">
            <text:p>18.3542321697069</text:p>
          </table:table-cell>
          <table:table-cell table:formula="of:=[.A71]*[.A71]" office:value-type="float" office:value="336.877838539505" calcext:value-type="float">
            <text:p>336.877838539505</text:p>
          </table:table-cell>
          <table:table-cell table:formula="of:=[.B71]*[.A71]" office:value-type="float" office:value="6183.13406138313" calcext:value-type="float">
            <text:p>6183.13406138313</text:p>
          </table:table-cell>
          <table:table-cell table:formula="of:=[.C71]*[.A71]" office:value-type="float" office:value="113486.678099049" calcext:value-type="float">
            <text:p>113486.678099049</text:p>
          </table:table-cell>
          <table:table-cell table:formula="of:=-4.3*[.A71]+1.2*[.B71]-0.3*[.C71]+10*[.D71]+12345" office:value-type="float" office:value="1145682.17097999" calcext:value-type="float">
            <text:p>1145682.17097999</text:p>
          </table:table-cell>
        </table:table-row>
        <table:table-row table:style-name="ro1">
          <table:table-cell table:formula="of:=(RAND()*200)-100" office:value-type="float" office:value="-33.0209244532114" calcext:value-type="float">
            <text:p>-33.0209244532114</text:p>
          </table:table-cell>
          <table:table-cell table:formula="of:=[.A72]*[.A72]" office:value-type="float" office:value="1090.3814517447" calcext:value-type="float">
            <text:p>1090.3814517447</text:p>
          </table:table-cell>
          <table:table-cell table:formula="of:=[.B72]*[.A72]" office:value-type="float" office:value="-36005.4035432446" calcext:value-type="float">
            <text:p>-36005.4035432446</text:p>
          </table:table-cell>
          <table:table-cell table:formula="of:=[.C72]*[.A72]" office:value-type="float" office:value="1188931.71030887" calcext:value-type="float">
            <text:p>1188931.71030887</text:p>
          </table:table-cell>
          <table:table-cell table:formula="of:=-4.3*[.A72]+1.2*[.B72]-0.3*[.C72]+10*[.D72]+12345" office:value-type="float" office:value="11913914.1718689" calcext:value-type="float">
            <text:p>11913914.1718689</text:p>
          </table:table-cell>
        </table:table-row>
        <table:table-row table:style-name="ro1">
          <table:table-cell table:formula="of:=(RAND()*200)-100" office:value-type="float" office:value="-82.0106077902746" calcext:value-type="float">
            <text:p>-82.0106077902746</text:p>
          </table:table-cell>
          <table:table-cell table:formula="of:=[.A73]*[.A73]" office:value-type="float" office:value="6725.73979013025" calcext:value-type="float">
            <text:p>6725.73979013025</text:p>
          </table:table-cell>
          <table:table-cell table:formula="of:=[.B73]*[.A73]" office:value-type="float" office:value="-551582.008027815" calcext:value-type="float">
            <text:p>-551582.008027815</text:p>
          </table:table-cell>
          <table:table-cell table:formula="of:=[.C73]*[.A73]" office:value-type="float" office:value="45235575.7245412" calcext:value-type="float">
            <text:p>45235575.7245412</text:p>
          </table:table-cell>
          <table:table-cell table:formula="of:=-4.3*[.A73]+1.2*[.B73]-0.3*[.C73]+10*[.D73]+12345" office:value-type="float" office:value="452542000.381182" calcext:value-type="float">
            <text:p>452542000.381182</text:p>
          </table:table-cell>
        </table:table-row>
        <table:table-row table:style-name="ro1">
          <table:table-cell table:formula="of:=(RAND()*200)-100" office:value-type="float" office:value="55.0359253954088" calcext:value-type="float">
            <text:p>55.0359253954088</text:p>
          </table:table-cell>
          <table:table-cell table:formula="of:=[.A74]*[.A74]" office:value-type="float" office:value="3028.953084129" calcext:value-type="float">
            <text:p>3028.953084129</text:p>
          </table:table-cell>
          <table:table-cell table:formula="of:=[.B74]*[.A74]" office:value-type="float" office:value="166701.235964317" calcext:value-type="float">
            <text:p>166701.235964317</text:p>
          </table:table-cell>
          <table:table-cell table:formula="of:=[.C74]*[.A74]" office:value-type="float" office:value="9174556.78585461" calcext:value-type="float">
            <text:p>9174556.78585461</text:p>
          </table:table-cell>
          <table:table-cell table:formula="of:=-4.3*[.A74]+1.2*[.B74]-0.3*[.C74]+10*[.D74]+12345" office:value-type="float" office:value="91711300.5769785" calcext:value-type="float">
            <text:p>91711300.5769785</text:p>
          </table:table-cell>
        </table:table-row>
        <table:table-row table:style-name="ro1">
          <table:table-cell table:formula="of:=(RAND()*200)-100" office:value-type="float" office:value="96.2711629591106" calcext:value-type="float">
            <text:p>96.2711629591106</text:p>
          </table:table-cell>
          <table:table-cell table:formula="of:=[.A75]*[.A75]" office:value-type="float" office:value="9268.13681749962" calcext:value-type="float">
            <text:p>9268.13681749962</text:p>
          </table:table-cell>
          <table:table-cell table:formula="of:=[.B75]*[.A75]" office:value-type="float" office:value="892254.309884839" calcext:value-type="float">
            <text:p>892254.309884839</text:p>
          </table:table-cell>
          <table:table-cell table:formula="of:=[.C75]*[.A75]" office:value-type="float" office:value="85898360.067892" calcext:value-type="float">
            <text:p>85898360.067892</text:p>
          </table:table-cell>
          <table:table-cell table:formula="of:=-4.3*[.A75]+1.2*[.B75]-0.3*[.C75]+10*[.D75]+12345" office:value-type="float" office:value="858738977.184135" calcext:value-type="float">
            <text:p>858738977.184135</text:p>
          </table:table-cell>
        </table:table-row>
        <table:table-row table:style-name="ro1">
          <table:table-cell table:formula="of:=(RAND()*200)-100" office:value-type="float" office:value="-42.0959329733378" calcext:value-type="float">
            <text:p>-42.0959329733378</text:p>
          </table:table-cell>
          <table:table-cell table:formula="of:=[.A76]*[.A76]" office:value-type="float" office:value="1772.06757289575" calcext:value-type="float">
            <text:p>1772.06757289575</text:p>
          </table:table-cell>
          <table:table-cell table:formula="of:=[.B76]*[.A76]" office:value-type="float" office:value="-74596.8377728446" calcext:value-type="float">
            <text:p>-74596.8377728446</text:p>
          </table:table-cell>
          <table:table-cell table:formula="of:=[.C76]*[.A76]" office:value-type="float" office:value="3140223.48290862" calcext:value-type="float">
            <text:p>3140223.48290862</text:p>
          </table:table-cell>
          <table:table-cell table:formula="of:=-4.3*[.A76]+1.2*[.B76]-0.3*[.C76]+10*[.D76]+12345" office:value-type="float" office:value="31439266.3740173" calcext:value-type="float">
            <text:p>31439266.3740173</text:p>
          </table:table-cell>
        </table:table-row>
        <table:table-row table:style-name="ro1">
          <table:table-cell table:formula="of:=(RAND()*200)-100" office:value-type="float" office:value="7.7860782040399" calcext:value-type="float">
            <text:p>7.7860782040399</text:p>
          </table:table-cell>
          <table:table-cell table:formula="of:=[.A77]*[.A77]" office:value-type="float" office:value="60.6230137994251" calcext:value-type="float">
            <text:p>60.6230137994251</text:p>
          </table:table-cell>
          <table:table-cell table:formula="of:=[.B77]*[.A77]" office:value-type="float" office:value="472.015526406914" calcext:value-type="float">
            <text:p>472.015526406914</text:p>
          </table:table-cell>
          <table:table-cell table:formula="of:=[.C77]*[.A77]" office:value-type="float" office:value="3675.14980212529" calcext:value-type="float">
            <text:p>3675.14980212529</text:p>
          </table:table-cell>
          <table:table-cell table:formula="of:=-4.3*[.A77]+1.2*[.B77]-0.3*[.C77]+10*[.D77]+12345" office:value-type="float" office:value="48994.1608436128" calcext:value-type="float">
            <text:p>48994.1608436128</text:p>
          </table:table-cell>
        </table:table-row>
        <table:table-row table:style-name="ro1">
          <table:table-cell table:formula="of:=(RAND()*200)-100" office:value-type="float" office:value="-70.3618923412967" calcext:value-type="float">
            <text:p>-70.3618923412967</text:p>
          </table:table-cell>
          <table:table-cell table:formula="of:=[.A78]*[.A78]" office:value-type="float" office:value="4950.79589384822" calcext:value-type="float">
            <text:p>4950.79589384822</text:p>
          </table:table-cell>
          <table:table-cell table:formula="of:=[.B78]*[.A78]" office:value-type="float" office:value="-348347.367686682" calcext:value-type="float">
            <text:p>-348347.367686682</text:p>
          </table:table-cell>
          <table:table-cell table:formula="of:=[.C78]*[.A78]" office:value-type="float" office:value="24510379.9825444" calcext:value-type="float">
            <text:p>24510379.9825444</text:p>
          </table:table-cell>
          <table:table-cell table:formula="of:=-4.3*[.A78]+1.2*[.B78]-0.3*[.C78]+10*[.D78]+12345" office:value-type="float" office:value="245226892.54696" calcext:value-type="float">
            <text:p>245226892.54696</text:p>
          </table:table-cell>
        </table:table-row>
        <table:table-row table:style-name="ro1">
          <table:table-cell table:formula="of:=(RAND()*200)-100" office:value-type="float" office:value="81.9354031447463" calcext:value-type="float">
            <text:p>81.9354031447463</text:p>
          </table:table-cell>
          <table:table-cell table:formula="of:=[.A79]*[.A79]" office:value-type="float" office:value="6713.4102884921" calcext:value-type="float">
            <text:p>6713.4102884921</text:p>
          </table:table-cell>
          <table:table-cell table:formula="of:=[.B79]*[.A79]" office:value-type="float" office:value="550065.978463687" calcext:value-type="float">
            <text:p>550065.978463687</text:p>
          </table:table-cell>
          <table:table-cell table:formula="of:=[.C79]*[.A79]" office:value-type="float" office:value="45069877.7016315" calcext:value-type="float">
            <text:p>45069877.7016315</text:p>
          </table:table-cell>
          <table:table-cell table:formula="of:=-4.3*[.A79]+1.2*[.B79]-0.3*[.C79]+10*[.D79]+12345" office:value-type="float" office:value="450553805.992889" calcext:value-type="float">
            <text:p>450553805.992889</text:p>
          </table:table-cell>
        </table:table-row>
        <table:table-row table:style-name="ro1">
          <table:table-cell table:formula="of:=(RAND()*200)-100" office:value-type="float" office:value="-93.8524563841767" calcext:value-type="float">
            <text:p>-93.8524563841767</text:p>
          </table:table-cell>
          <table:table-cell table:formula="of:=[.A80]*[.A80]" office:value-type="float" office:value="8808.28356934379" calcext:value-type="float">
            <text:p>8808.28356934379</text:p>
          </table:table-cell>
          <table:table-cell table:formula="of:=[.B80]*[.A80]" office:value-type="float" office:value="-826679.049511299" calcext:value-type="float">
            <text:p>-826679.049511299</text:p>
          </table:table-cell>
          <table:table-cell table:formula="of:=[.C80]*[.A80]" office:value-type="float" office:value="77585859.4379718" calcext:value-type="float">
            <text:p>77585859.4379718</text:p>
          </table:table-cell>
          <table:table-cell table:formula="of:=-4.3*[.A80]+1.2*[.B80]-0.3*[.C80]+10*[.D80]+12345" office:value-type="float" office:value="776129916.600418" calcext:value-type="float">
            <text:p>776129916.600418</text:p>
          </table:table-cell>
        </table:table-row>
        <table:table-row table:style-name="ro1">
          <table:table-cell table:formula="of:=(RAND()*200)-100" office:value-type="float" office:value="-94.363209555097" calcext:value-type="float">
            <text:p>-94.363209555097</text:p>
          </table:table-cell>
          <table:table-cell table:formula="of:=[.A81]*[.A81]" office:value-type="float" office:value="8904.41531753914" calcext:value-type="float">
            <text:p>8904.41531753914</text:p>
          </table:table-cell>
          <table:table-cell table:formula="of:=[.B81]*[.A81]" office:value-type="float" office:value="-840249.208574562" calcext:value-type="float">
            <text:p>-840249.208574562</text:p>
          </table:table-cell>
          <table:table-cell table:formula="of:=[.C81]*[.A81]" office:value-type="float" office:value="79288612.1472257" calcext:value-type="float">
            <text:p>79288612.1472257</text:p>
          </table:table-cell>
          <table:table-cell table:formula="of:=-4.3*[.A81]+1.2*[.B81]-0.3*[.C81]+10*[.D81]+12345" office:value-type="float" office:value="793161632.295012" calcext:value-type="float">
            <text:p>793161632.295012</text:p>
          </table:table-cell>
        </table:table-row>
        <table:table-row table:style-name="ro1">
          <table:table-cell table:formula="of:=(RAND()*200)-100" office:value-type="float" office:value="92.2624490075235" calcext:value-type="float">
            <text:p>92.2624490075235</text:p>
          </table:table-cell>
          <table:table-cell table:formula="of:=[.A82]*[.A82]" office:value-type="float" office:value="8512.35949686588" calcext:value-type="float">
            <text:p>8512.35949686588</text:p>
          </table:table-cell>
          <table:table-cell table:formula="of:=[.B82]*[.A82]" office:value-type="float" office:value="785371.134013296" calcext:value-type="float">
            <text:p>785371.134013296</text:p>
          </table:table-cell>
          <table:table-cell table:formula="of:=[.C82]*[.A82]" office:value-type="float" office:value="72460264.2038827" calcext:value-type="float">
            <text:p>72460264.2038827</text:p>
          </table:table-cell>
          <table:table-cell table:formula="of:=-4.3*[.A82]+1.2*[.B82]-0.3*[.C82]+10*[.D82]+12345" office:value-type="float" office:value="724389193.801488" calcext:value-type="float">
            <text:p>724389193.801488</text:p>
          </table:table-cell>
        </table:table-row>
        <table:table-row table:style-name="ro1">
          <table:table-cell table:formula="of:=(RAND()*200)-100" office:value-type="float" office:value="-66.6150419728328" calcext:value-type="float">
            <text:p>-66.6150419728328</text:p>
          </table:table-cell>
          <table:table-cell table:formula="of:=[.A83]*[.A83]" office:value-type="float" office:value="4437.56381704228" calcext:value-type="float">
            <text:p>4437.56381704228</text:p>
          </table:table-cell>
          <table:table-cell table:formula="of:=[.B83]*[.A83]" office:value-type="float" office:value="-295608.499929395" calcext:value-type="float">
            <text:p>-295608.499929395</text:p>
          </table:table-cell>
          <table:table-cell table:formula="of:=[.C83]*[.A83]" office:value-type="float" office:value="19691972.6303228" calcext:value-type="float">
            <text:p>19691972.6303228</text:p>
          </table:table-cell>
          <table:table-cell table:formula="of:=-4.3*[.A83]+1.2*[.B83]-0.3*[.C83]+10*[.D83]+12345" office:value-type="float" office:value="197026365.374468" calcext:value-type="float">
            <text:p>197026365.374468</text:p>
          </table:table-cell>
        </table:table-row>
        <table:table-row table:style-name="ro1">
          <table:table-cell table:formula="of:=(RAND()*200)-100" office:value-type="float" office:value="33.0573814680559" calcext:value-type="float">
            <text:p>33.0573814680559</text:p>
          </table:table-cell>
          <table:table-cell table:formula="of:=[.A84]*[.A84]" office:value-type="float" office:value="1092.79046952456" calcext:value-type="float">
            <text:p>1092.79046952456</text:p>
          </table:table-cell>
          <table:table-cell table:formula="of:=[.B84]*[.A84]" office:value-type="float" office:value="36124.7914157294" calcext:value-type="float">
            <text:p>36124.7914157294</text:p>
          </table:table-cell>
          <table:table-cell table:formula="of:=[.C84]*[.A84]" office:value-type="float" office:value="1194191.01028372" calcext:value-type="float">
            <text:p>1194191.01028372</text:p>
          </table:table-cell>
          <table:table-cell table:formula="of:=-4.3*[.A84]+1.2*[.B84]-0.3*[.C84]+10*[.D84]+12345" office:value-type="float" office:value="11944586.8672356" calcext:value-type="float">
            <text:p>11944586.8672356</text:p>
          </table:table-cell>
        </table:table-row>
        <table:table-row table:style-name="ro1">
          <table:table-cell table:formula="of:=(RAND()*200)-100" office:value-type="float" office:value="34.5916894169974" calcext:value-type="float">
            <text:p>34.5916894169974</text:p>
          </table:table-cell>
          <table:table-cell table:formula="of:=[.A85]*[.A85]" office:value-type="float" office:value="1196.58497672201" calcext:value-type="float">
            <text:p>1196.58497672201</text:p>
          </table:table-cell>
          <table:table-cell table:formula="of:=[.B85]*[.A85]" office:value-type="float" office:value="41391.8958758128" calcext:value-type="float">
            <text:p>41391.8958758128</text:p>
          </table:table-cell>
          <table:table-cell table:formula="of:=[.C85]*[.A85]" office:value-type="float" office:value="1431815.60651681" calcext:value-type="float">
            <text:p>1431815.60651681</text:p>
          </table:table-cell>
          <table:table-cell table:formula="of:=-4.3*[.A85]+1.2*[.B85]-0.3*[.C85]+10*[.D85]+12345" office:value-type="float" office:value="14319370.6541129" calcext:value-type="float">
            <text:p>14319370.6541129</text:p>
          </table:table-cell>
        </table:table-row>
        <table:table-row table:style-name="ro1">
          <table:table-cell table:formula="of:=(RAND()*200)-100" office:value-type="float" office:value="-34.7498300026604" calcext:value-type="float">
            <text:p>-34.7498300026604</text:p>
          </table:table-cell>
          <table:table-cell table:formula="of:=[.A86]*[.A86]" office:value-type="float" office:value="1207.5506852138" calcext:value-type="float">
            <text:p>1207.5506852138</text:p>
          </table:table-cell>
          <table:table-cell table:formula="of:=[.B86]*[.A86]" office:value-type="float" office:value="-41962.1810307757" calcext:value-type="float">
            <text:p>-41962.1810307757</text:p>
          </table:table-cell>
          <table:table-cell table:formula="of:=[.C86]*[.A86]" office:value-type="float" office:value="1458178.65736032" calcext:value-type="float">
            <text:p>1458178.65736032</text:p>
          </table:table-cell>
          <table:table-cell table:formula="of:=-4.3*[.A86]+1.2*[.B86]-0.3*[.C86]+10*[.D86]+12345" office:value-type="float" office:value="14608318.7130037" calcext:value-type="float">
            <text:p>14608318.7130037</text:p>
          </table:table-cell>
        </table:table-row>
        <table:table-row table:style-name="ro1">
          <table:table-cell table:formula="of:=(RAND()*200)-100" office:value-type="float" office:value="73.0021783119466" calcext:value-type="float">
            <text:p>73.0021783119466</text:p>
          </table:table-cell>
          <table:table-cell table:formula="of:=[.A87]*[.A87]" office:value-type="float" office:value="5329.31803828925" calcext:value-type="float">
            <text:p>5329.31803828925</text:p>
          </table:table-cell>
          <table:table-cell table:formula="of:=[.B87]*[.A87]" office:value-type="float" office:value="389051.825712266" calcext:value-type="float">
            <text:p>389051.825712266</text:p>
          </table:table-cell>
          <table:table-cell table:formula="of:=[.C87]*[.A87]" office:value-type="float" office:value="28401630.7532352" calcext:value-type="float">
            <text:p>28401630.7532352</text:p>
          </table:table-cell>
          <table:table-cell table:formula="of:=-4.3*[.A87]+1.2*[.B87]-0.3*[.C87]+10*[.D87]+12345" office:value-type="float" office:value="283918018.256917" calcext:value-type="float">
            <text:p>283918018.256917</text:p>
          </table:table-cell>
        </table:table-row>
        <table:table-row table:style-name="ro1">
          <table:table-cell table:formula="of:=(RAND()*200)-100" office:value-type="float" office:value="-74.4787512876643" calcext:value-type="float">
            <text:p>-74.4787512876643</text:p>
          </table:table-cell>
          <table:table-cell table:formula="of:=[.A88]*[.A88]" office:value-type="float" office:value="5547.08439336975" calcext:value-type="float">
            <text:p>5547.08439336975</text:p>
          </table:table-cell>
          <table:table-cell table:formula="of:=[.B88]*[.A88]" office:value-type="float" office:value="-413139.91890547" calcext:value-type="float">
            <text:p>-413139.91890547</text:p>
          </table:table-cell>
          <table:table-cell table:formula="of:=[.C88]*[.A88]" office:value-type="float" office:value="30770145.2671662" calcext:value-type="float">
            <text:p>30770145.2671662</text:p>
          </table:table-cell>
          <table:table-cell table:formula="of:=-4.3*[.A88]+1.2*[.B88]-0.3*[.C88]+10*[.D88]+12345" office:value-type="float" office:value="307844716.407237" calcext:value-type="float">
            <text:p>307844716.407237</text:p>
          </table:table-cell>
        </table:table-row>
        <table:table-row table:style-name="ro1">
          <table:table-cell table:formula="of:=(RAND()*200)-100" office:value-type="float" office:value="93.7216176933894" calcext:value-type="float">
            <text:p>93.7216176933894</text:p>
          </table:table-cell>
          <table:table-cell table:formula="of:=[.A89]*[.A89]" office:value-type="float" office:value="8783.74162306584" calcext:value-type="float">
            <text:p>8783.74162306584</text:p>
          </table:table-cell>
          <table:table-cell table:formula="of:=[.B89]*[.A89]" office:value-type="float" office:value="823226.474314488" calcext:value-type="float">
            <text:p>823226.474314488</text:p>
          </table:table-cell>
          <table:table-cell table:formula="of:=[.C89]*[.A89]" office:value-type="float" office:value="77154116.9007793" calcext:value-type="float">
            <text:p>77154116.9007793</text:p>
          </table:table-cell>
          <table:table-cell table:formula="of:=-4.3*[.A89]+1.2*[.B89]-0.3*[.C89]+10*[.D89]+12345" office:value-type="float" office:value="771316683.55249" calcext:value-type="float">
            <text:p>771316683.55249</text:p>
          </table:table-cell>
        </table:table-row>
        <table:table-row table:style-name="ro1">
          <table:table-cell table:formula="of:=(RAND()*200)-100" office:value-type="float" office:value="-35.2371711927563" calcext:value-type="float">
            <text:p>-35.2371711927563</text:p>
          </table:table-cell>
          <table:table-cell table:formula="of:=[.A90]*[.A90]" office:value-type="float" office:value="1241.65823366762" calcext:value-type="float">
            <text:p>1241.65823366762</text:p>
          </table:table-cell>
          <table:table-cell table:formula="of:=[.B90]*[.A90]" office:value-type="float" office:value="-43752.5237426413" calcext:value-type="float">
            <text:p>-43752.5237426413</text:p>
          </table:table-cell>
          <table:table-cell table:formula="of:=[.C90]*[.A90]" office:value-type="float" office:value="1541715.16923459" calcext:value-type="float">
            <text:p>1541715.16923459</text:p>
          </table:table-cell>
          <table:table-cell table:formula="of:=-4.3*[.A90]+1.2*[.B90]-0.3*[.C90]+10*[.D90]+12345" office:value-type="float" office:value="15444263.9591852" calcext:value-type="float">
            <text:p>15444263.9591852</text:p>
          </table:table-cell>
        </table:table-row>
        <table:table-row table:style-name="ro1">
          <table:table-cell table:formula="of:=(RAND()*200)-100" office:value-type="float" office:value="-16.0568787920639" calcext:value-type="float">
            <text:p>-16.0568787920639</text:p>
          </table:table-cell>
          <table:table-cell table:formula="of:=[.A91]*[.A91]" office:value-type="float" office:value="257.823356543031" calcext:value-type="float">
            <text:p>257.823356543031</text:p>
          </table:table-cell>
          <table:table-cell table:formula="of:=[.B91]*[.A91]" office:value-type="float" office:value="-4139.83838577453" calcext:value-type="float">
            <text:p>-4139.83838577453</text:p>
          </table:table-cell>
          <table:table-cell table:formula="of:=[.C91]*[.A91]" office:value-type="float" office:value="66472.8831791151" calcext:value-type="float">
            <text:p>66472.8831791151</text:p>
          </table:table-cell>
          <table:table-cell table:formula="of:=-4.3*[.A91]+1.2*[.B91]-0.3*[.C91]+10*[.D91]+12345" office:value-type="float" office:value="678694.215913541" calcext:value-type="float">
            <text:p>678694.215913541</text:p>
          </table:table-cell>
        </table:table-row>
        <table:table-row table:style-name="ro1">
          <table:table-cell table:formula="of:=(RAND()*200)-100" office:value-type="float" office:value="-51.6033504639713" calcext:value-type="float">
            <text:p>-51.6033504639713</text:p>
          </table:table-cell>
          <table:table-cell table:formula="of:=[.A92]*[.A92]" office:value-type="float" office:value="2662.90577910745" calcext:value-type="float">
            <text:p>2662.90577910745</text:p>
          </table:table-cell>
          <table:table-cell table:formula="of:=[.B92]*[.A92]" office:value-type="float" office:value="-137414.860171816" calcext:value-type="float">
            <text:p>-137414.860171816</text:p>
          </table:table-cell>
          <table:table-cell table:formula="of:=[.C92]*[.A92]" office:value-type="float" office:value="7091067.18840384" calcext:value-type="float">
            <text:p>7091067.18840384</text:p>
          </table:table-cell>
          <table:table-cell table:formula="of:=-4.3*[.A92]+1.2*[.B92]-0.3*[.C92]+10*[.D92]+12345" office:value-type="float" office:value="70967658.7234319" calcext:value-type="float">
            <text:p>70967658.7234319</text:p>
          </table:table-cell>
        </table:table-row>
        <table:table-row table:style-name="ro1">
          <table:table-cell table:formula="of:=(RAND()*200)-100" office:value-type="float" office:value="-73.8151753688189" calcext:value-type="float">
            <text:p>-73.8151753688189</text:p>
          </table:table-cell>
          <table:table-cell table:formula="of:=[.A93]*[.A93]" office:value-type="float" office:value="5448.68011472948" calcext:value-type="float">
            <text:p>5448.68011472948</text:p>
          </table:table-cell>
          <table:table-cell table:formula="of:=[.B93]*[.A93]" office:value-type="float" office:value="-402195.278197353" calcext:value-type="float">
            <text:p>-402195.278197353</text:p>
          </table:table-cell>
          <table:table-cell table:formula="of:=[.C93]*[.A93]" office:value-type="float" office:value="29688114.9926485" calcext:value-type="float">
            <text:p>29688114.9926485</text:p>
          </table:table-cell>
          <table:table-cell table:formula="of:=-4.3*[.A93]+1.2*[.B93]-0.3*[.C93]+10*[.D93]+12345" office:value-type="float" office:value="297021009.331336" calcext:value-type="float">
            <text:p>297021009.331336</text:p>
          </table:table-cell>
        </table:table-row>
        <table:table-row table:style-name="ro1">
          <table:table-cell table:formula="of:=(RAND()*200)-100" office:value-type="float" office:value="-14.3782594090563" calcext:value-type="float">
            <text:p>-14.3782594090563</text:p>
          </table:table-cell>
          <table:table-cell table:formula="of:=[.A94]*[.A94]" office:value-type="float" office:value="206.734343634115" calcext:value-type="float">
            <text:p>206.734343634115</text:p>
          </table:table-cell>
          <table:table-cell table:formula="of:=[.B94]*[.A94]" office:value-type="float" office:value="-2972.48002153229" calcext:value-type="float">
            <text:p>-2972.48002153229</text:p>
          </table:table-cell>
          <table:table-cell table:formula="of:=[.C94]*[.A94]" office:value-type="float" office:value="42739.0888378284" calcext:value-type="float">
            <text:p>42739.0888378284</text:p>
          </table:table-cell>
          <table:table-cell table:formula="of:=-4.3*[.A94]+1.2*[.B94]-0.3*[.C94]+10*[.D94]+12345" office:value-type="float" office:value="440937.540112564" calcext:value-type="float">
            <text:p>440937.540112564</text:p>
          </table:table-cell>
        </table:table-row>
        <table:table-row table:style-name="ro1">
          <table:table-cell table:formula="of:=(RAND()*200)-100" office:value-type="float" office:value="-57.2068809775153" calcext:value-type="float">
            <text:p>-57.2068809775153</text:p>
          </table:table-cell>
          <table:table-cell table:formula="of:=[.A95]*[.A95]" office:value-type="float" office:value="3272.62723117561" calcext:value-type="float">
            <text:p>3272.62723117561</text:p>
          </table:table-cell>
          <table:table-cell table:formula="of:=[.B95]*[.A95]" office:value-type="float" office:value="-187216.796497639" calcext:value-type="float">
            <text:p>-187216.796497639</text:p>
          </table:table-cell>
          <table:table-cell table:formula="of:=[.C95]*[.A95]" office:value-type="float" office:value="10710088.9942321" calcext:value-type="float">
            <text:p>10710088.9942321</text:p>
          </table:table-cell>
          <table:table-cell table:formula="of:=-4.3*[.A95]+1.2*[.B95]-0.3*[.C95]+10*[.D95]+12345" office:value-type="float" office:value="107173573.123536" calcext:value-type="float">
            <text:p>107173573.123536</text:p>
          </table:table-cell>
        </table:table-row>
        <table:table-row table:style-name="ro1">
          <table:table-cell table:formula="of:=(RAND()*200)-100" office:value-type="float" office:value="-5.65270566728444" calcext:value-type="float">
            <text:p>-5.65270566728444</text:p>
          </table:table-cell>
          <table:table-cell table:formula="of:=[.A96]*[.A96]" office:value-type="float" office:value="31.9530813609496" calcext:value-type="float">
            <text:p>31.9530813609496</text:p>
          </table:table-cell>
          <table:table-cell table:formula="of:=[.B96]*[.A96]" office:value-type="float" office:value="-180.62136409624" calcext:value-type="float">
            <text:p>-180.62136409624</text:p>
          </table:table-cell>
          <table:table-cell table:formula="of:=[.C96]*[.A96]" office:value-type="float" office:value="1020.99940845946" calcext:value-type="float">
            <text:p>1020.99940845946</text:p>
          </table:table-cell>
          <table:table-cell table:formula="of:=-4.3*[.A96]+1.2*[.B96]-0.3*[.C96]+10*[.D96]+12345" office:value-type="float" office:value="22671.830825826" calcext:value-type="float">
            <text:p>22671.830825826</text:p>
          </table:table-cell>
        </table:table-row>
        <table:table-row table:style-name="ro1">
          <table:table-cell table:formula="of:=(RAND()*200)-100" office:value-type="float" office:value="-96.7005501606963" calcext:value-type="float">
            <text:p>-96.7005501606963</text:p>
          </table:table-cell>
          <table:table-cell table:formula="of:=[.A97]*[.A97]" office:value-type="float" office:value="9350.99640138134" calcext:value-type="float">
            <text:p>9350.99640138134</text:p>
          </table:table-cell>
          <table:table-cell table:formula="of:=[.B97]*[.A97]" office:value-type="float" office:value="-904246.496564267" calcext:value-type="float">
            <text:p>-904246.496564267</text:p>
          </table:table-cell>
          <table:table-cell table:formula="of:=[.C97]*[.A97]" office:value-type="float" office:value="87441133.6986468" calcext:value-type="float">
            <text:p>87441133.6986468</text:p>
          </table:table-cell>
          <table:table-cell table:formula="of:=-4.3*[.A97]+1.2*[.B97]-0.3*[.C97]+10*[.D97]+12345" office:value-type="float" office:value="874706592.943485" calcext:value-type="float">
            <text:p>874706592.943485</text:p>
          </table:table-cell>
        </table:table-row>
        <table:table-row table:style-name="ro1">
          <table:table-cell table:formula="of:=(RAND()*200)-100" office:value-type="float" office:value="-85.1014578447226" calcext:value-type="float">
            <text:p>-85.1014578447226</text:p>
          </table:table-cell>
          <table:table-cell table:formula="of:=[.A98]*[.A98]" office:value-type="float" office:value="7242.2581272971" calcext:value-type="float">
            <text:p>7242.2581272971</text:p>
          </table:table-cell>
          <table:table-cell table:formula="of:=[.B98]*[.A98]" office:value-type="float" office:value="-616326.724720774" calcext:value-type="float">
            <text:p>-616326.724720774</text:p>
          </table:table-cell>
          <table:table-cell table:formula="of:=[.C98]*[.A98]" office:value-type="float" office:value="52450302.7824009" calcext:value-type="float">
            <text:p>52450302.7824009</text:p>
          </table:table-cell>
          <table:table-cell table:formula="of:=-4.3*[.A98]+1.2*[.B98]-0.3*[.C98]+10*[.D98]+12345" office:value-type="float" office:value="524709327.487447" calcext:value-type="float">
            <text:p>524709327.487447</text:p>
          </table:table-cell>
        </table:table-row>
        <table:table-row table:style-name="ro1">
          <table:table-cell table:formula="of:=(RAND()*200)-100" office:value-type="float" office:value="-5.17742192216045" calcext:value-type="float">
            <text:p>-5.17742192216045</text:p>
          </table:table-cell>
          <table:table-cell table:formula="of:=[.A99]*[.A99]" office:value-type="float" office:value="26.8056977600676" calcext:value-type="float">
            <text:p>26.8056977600676</text:p>
          </table:table-cell>
          <table:table-cell table:formula="of:=[.B99]*[.A99]" office:value-type="float" office:value="-138.784407221781" calcext:value-type="float">
            <text:p>-138.784407221781</text:p>
          </table:table-cell>
          <table:table-cell table:formula="of:=[.C99]*[.A99]" office:value-type="float" office:value="718.545432404093" calcext:value-type="float">
            <text:p>718.545432404093</text:p>
          </table:table-cell>
          <table:table-cell table:formula="of:=-4.3*[.A99]+1.2*[.B99]-0.3*[.C99]+10*[.D99]+12345" office:value-type="float" office:value="19626.5193977848" calcext:value-type="float">
            <text:p>19626.5193977848</text:p>
          </table:table-cell>
        </table:table-row>
        <table:table-row table:style-name="ro1">
          <table:table-cell table:formula="of:=(RAND()*200)-100" office:value-type="float" office:value="22.2542588430837" calcext:value-type="float">
            <text:p>22.2542588430837</text:p>
          </table:table-cell>
          <table:table-cell table:formula="of:=[.A100]*[.A100]" office:value-type="float" office:value="495.25203665497" calcext:value-type="float">
            <text:p>495.25203665497</text:p>
          </table:table-cell>
          <table:table-cell table:formula="of:=[.B100]*[.A100]" office:value-type="float" office:value="11021.4670162841" calcext:value-type="float">
            <text:p>11021.4670162841</text:p>
          </table:table-cell>
          <table:table-cell table:formula="of:=[.C100]*[.A100]" office:value-type="float" office:value="245274.579810896" calcext:value-type="float">
            <text:p>245274.579810896</text:p>
          </table:table-cell>
          <table:table-cell table:formula="of:=-4.3*[.A100]+1.2*[.B100]-0.3*[.C100]+10*[.D100]+12345" office:value-type="float" office:value="2462282.96713503" calcext:value-type="float">
            <text:p>2462282.96713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5:40:29.757878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4T15:29:44.914123254</meta:creation-date>
    <meta:generator>LibreOffice/6.1.5.2$Linux_X86_64 LibreOffice_project/10$Build-2</meta:generator>
    <dc:date>2024-03-04T15:41:31.708960928</dc:date>
    <meta:editing-duration>PT3M13S</meta:editing-duration>
    <meta:editing-cycles>4</meta:editing-cycles>
    <meta:document-statistic meta:table-count="1" meta:cell-count="500" meta:object-count="0"/>
  </office:meta>
</office:document-meta>
</file>